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FE0000020AA87F13B05.svm"/>
  <manifest:file-entry manifest:media-type="image/png" manifest:full-path="Pictures/10000201000001E0000000DD5DC40963.png"/>
  <manifest:file-entry manifest:media-type="" manifest:full-path="Pictures/200000070000454000002CC1EC6B728D.svm"/>
  <manifest:file-entry manifest:media-type="" manifest:full-path="Pictures/2000000700004A0100002674480888AB.svm"/>
  <manifest:file-entry manifest:media-type="" manifest:full-path="Pictures/20000007000051580000277C10574C4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16.219cm" style:rel-column-width="62529*"/>
    </style:style>
    <style:style style:name="Table1.B" style:family="table-column">
      <style:table-column-properties style:column-width="0.78cm" style:rel-column-width="3006*"/>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5355*"/>
    </style:style>
    <style:style style:name="Tabella11.B" style:family="table-column">
      <style:table-column-properties style:column-width="7.553cm" style:rel-column-width="428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P2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5pt"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ext-autospace="none"/>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9" style:family="paragraph" style:parent-style-name="_5b_Eg_5d_Testo">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0" style:family="paragraph" style:parent-style-name="_5b_Eg_5d_Testo">
      <style:paragraph-properties fo:margin-left="0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cm" fo:text-align="justify" style:justify-single-word="false"/>
      <style:text-properties style:font-name="Arial" fo:font-size="12pt" fo:font-weight="normal" style:font-size-asian="12pt" style:font-weight-asian="normal" style:font-size-complex="12pt" style:font-weight-complex="normal"/>
    </style:style>
    <style:style style:name="P32" style:family="paragraph" style:parent-style-name="Text_20_body">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Text_20_body">
      <style:paragraph-properties fo:margin-top="0cm" fo:margin-bottom="0cm" fo:text-align="justify" style:justify-single-word="false" style:text-autospace="non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35" style:family="paragraph" style:parent-style-name="Text_20_body">
      <style:paragraph-properties fo:margin-top="0cm" fo:margin-bottom="0cm" fo:text-align="justify" style:justify-single-word="false"/>
      <style:text-properties style:font-name="Arial" fo:font-size="13pt" fo:font-weight="normal" style:font-size-asian="13pt" style:font-weight-asian="normal" style:font-size-complex="13pt" style:font-weight-complex="normal"/>
    </style:style>
    <style:style style:name="P36" style:family="paragraph" style:parent-style-name="Text_20_body">
      <style:paragraph-properties fo:margin-top="0cm" fo:margin-bottom="0cm" fo:text-align="justify" style:justify-single-word="false"/>
      <style:text-properties style:font-name="Arial"/>
    </style:style>
    <style:style style:name="P37" style:family="paragraph" style:parent-style-name="Text_20_body">
      <style:paragraph-properties fo:margin-top="0cm" fo:margin-bottom="0cm" fo:text-align="justify" style:justify-single-word="false"/>
      <style:text-properties style:font-name="Arial" fo:font-weight="normal" style:font-weight-asian="normal" style:font-weight-complex="normal"/>
    </style:style>
    <style:style style:name="P38"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39" style:family="paragraph" style:parent-style-name="Text_20_body">
      <style:paragraph-properties fo:margin-top="0cm" fo:margin-bottom="0cm"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fo:text-align="justify" style:justify-single-word="fals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41" style:family="paragraph" style:parent-style-name="Text_20_body">
      <style:paragraph-properties fo:margin-top="0cm" fo:margin-bottom="0cm" fo:text-align="justify" style:justify-single-word="fals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42" style:family="paragraph" style:parent-style-name="Text_20_body">
      <style:paragraph-properties fo:margin-top="0cm" fo:margin-bottom="0cm" fo:text-align="justify" style:justify-single-word="false" fo:break-before="page"/>
      <style:text-properties style:font-name="Arial" fo:font-size="15pt" fo:font-weight="normal" style:font-size-asian="15pt" style:font-weight-asian="normal" style:font-size-complex="15pt" style:font-weight-complex="normal"/>
    </style:style>
    <style:style style:name="P43" style:family="paragraph" style:parent-style-name="Standard">
      <style:text-properties style:font-name="Arial"/>
    </style:style>
    <style:style style:name="P44" style:family="paragraph" style:parent-style-name="Standard">
      <style:paragraph-properties fo:text-align="start" style:justify-single-word="false" style:text-autospace="none"/>
      <style:text-properties style:font-name="Arial" fo:font-size="15pt" style:font-name-asian="Arial1" style:font-size-asian="15pt" style:font-name-complex="Arial1" style:font-size-complex="15pt"/>
    </style:style>
    <style:style style:name="P45" style:family="paragraph" style:parent-style-name="Standard">
      <style:paragraph-properties fo:text-align="start" style:justify-single-word="false" style:text-autospace="none"/>
      <style:text-properties style:font-name="Arial" fo:font-size="15pt" fo:font-weight="bold" style:font-name-asian="Arial1" style:font-size-asian="15pt" style:font-weight-asian="bold" style:font-name-complex="Arial1" style:font-size-complex="15pt" style:font-weight-complex="bold"/>
    </style:style>
    <style:style style:name="P46" style:family="paragraph" style:parent-style-name="Standard">
      <style:paragraph-properties style:text-autospace="none"/>
      <style:text-properties style:font-name="Arial" fo:font-size="15pt" fo:font-weight="bold" style:font-name-asian="Arial1" style:font-size-asian="15pt" style:font-weight-asian="bold" style:font-name-complex="Arial1" style:font-size-complex="15pt" style:font-weight-complex="bold"/>
    </style:style>
    <style:style style:name="P47" style:family="paragraph" style:parent-style-name="Standard">
      <style:paragraph-properties fo:text-align="start" style:justify-single-word="false" style:text-autospace="none"/>
      <style:text-properties style:font-name="Arial" fo:font-size="15pt" fo:font-weight="normal" style:font-name-asian="Arial1" style:font-size-asian="15pt" style:font-weight-asian="normal" style:font-name-complex="Arial1" style:font-size-complex="15pt" style:font-weight-complex="normal"/>
    </style:style>
    <style:style style:name="P48" style:family="paragraph" style:parent-style-name="Standard">
      <style:paragraph-properties style:text-autospace="none"/>
      <style:text-properties style:font-name="Arial" fo:font-size="12pt" fo:font-weight="bold" style:font-name-asian="Arial1" style:font-size-asian="12pt" style:font-weight-asian="bold" style:font-name-complex="Arial1" style:font-size-complex="12pt" style:font-weight-complex="bold"/>
    </style:style>
    <style:style style:name="P49" style:family="paragraph" style:parent-style-name="Standard">
      <style:paragraph-properties style:text-autospace="none"/>
      <style:text-properties style:font-name="Arial" fo:font-size="12pt" style:font-name-asian="Arial1" style:font-size-asian="12pt" style:font-name-complex="Arial1" style:font-size-complex="12pt"/>
    </style:style>
    <style:style style:name="P50" style:family="paragraph" style:parent-style-name="Standard">
      <style:paragraph-properties fo:text-align="justify" style:justify-single-word="false" style:text-autospace="none"/>
      <style:text-properties style:font-name="Arial" fo:font-size="12pt" style:font-name-asian="ArialMT" style:font-size-asian="12pt" style:font-name-complex="ArialMT" style:font-size-complex="12pt"/>
    </style:style>
    <style:style style:name="P51"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52"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57" style:family="paragraph" style:parent-style-name="Standard">
      <style:paragraph-properties fo:text-align="justify" style:justify-single-word="false" style:text-autospace="none"/>
    </style:style>
    <style:style style:name="P58"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59"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0"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MT" style:font-size-asian="15pt" style:font-style-asian="normal" style:font-weight-asian="normal" style:font-name-complex="ArialMT" style:font-size-complex="15pt" style:font-style-complex="normal" style:font-weight-complex="normal"/>
    </style:style>
    <style:style style:name="P61"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62"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MT" style:font-size-asian="13pt" style:font-style-asian="normal" style:font-weight-asian="normal" style:font-name-complex="ArialMT" style:font-size-complex="13pt" style:font-style-complex="normal" style:font-weight-complex="normal"/>
    </style:style>
    <style:style style:name="P63"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4"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6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6"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67"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68" style:family="paragraph" style:parent-style-name="_5b_Eg_5d_Testo">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9" style:family="paragraph" style:parent-style-name="_5b_Eg_5d_Testo">
      <style:paragraph-properties fo:margin-left="-0.026cm" fo:margin-right="0cm" fo:text-align="justify" style:justify-single-word="false" fo:text-indent="0cm" style:auto-text-indent="false"/>
      <style:text-properties style:font-name="Arial" fo:font-size="13pt" fo:font-weight="normal" style:font-size-asian="13pt" style:font-weight-asian="normal" style:font-size-complex="13pt" style:font-weight-complex="normal"/>
    </style:style>
    <style:style style:name="P70" style:family="paragraph" style:parent-style-name="_5b_Eg_5d_Sottotitolo1">
      <style:paragraph-properties fo:margin-left="-0.026cm" fo:margin-right="0cm" fo:text-align="justify" style:justify-single-word="false" fo:text-indent="0cm" style:auto-text-indent="false"/>
      <style:text-properties style:font-name="Arial" fo:font-size="13pt" fo:font-weight="normal" style:font-size-asian="13pt" style:font-weight-asian="normal" style:font-size-complex="13pt" style:font-weight-complex="normal"/>
    </style:style>
    <style:style style:name="P7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6"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78"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79" style:family="paragraph" style:parent-style-name="Text_20_body" style:list-style-name="L1">
      <style:paragraph-properties fo:margin-top="0cm" fo:margin-bottom="0cm" fo:text-align="justify" style:justify-single-word="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Text_20_body" style:list-style-name="L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1" style:family="paragraph" style:parent-style-name="Text_20_body" style:list-style-name="L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2" style:family="paragraph" style:parent-style-name="Text_20_body" style:list-style-name="L12">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3"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4"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5"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6"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7"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8"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9"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0"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1"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2"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3"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4"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95" style:family="paragraph" style:parent-style-name="Text_20_body" style:list-style-name="L11">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96" style:family="paragraph" style:parent-style-name="Text_20_body" style:list-style-name="L12">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97" style:family="paragraph" style:parent-style-name="Text_20_body" style:list-style-name="L13">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98"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99"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00"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01" style:family="paragraph" style:parent-style-name="Text_20_body" style:list-style-name="L10">
      <style:paragraph-properties fo:margin-top="0cm" fo:margin-bottom="0cm" fo:text-align="justify" style:justify-single-word="false" style:text-autospace="none"/>
      <style:text-properties style:font-name="Arial"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102" style:family="paragraph" style:parent-style-name="Text_20_body" style:list-style-name="L15">
      <style:paragraph-properties fo:margin-top="0cm" fo:margin-bottom="0cm" fo:text-align="justify" style:justify-single-word="false" style:text-autospace="none"/>
      <style:text-properties style:font-name="Arial"/>
    </style:style>
    <style:style style:name="P103" style:family="paragraph" style:parent-style-name="Text_20_body" style:list-style-name="L15">
      <style:paragraph-properties fo:margin-top="0cm" fo:margin-bottom="0cm" fo:text-align="justify" style:justify-single-word="false" style:text-autospace="none"/>
      <style:text-properties style:font-name="Arial"/>
    </style:style>
    <style:style style:name="P104" style:family="paragraph" style:parent-style-name="Text_20_body" style:list-style-name="L15">
      <style:paragraph-properties fo:margin-top="0cm" fo:margin-bottom="0cm" fo:text-align="justify" style:justify-single-word="false" style:text-autospace="none"/>
      <style:text-properties style:font-name="Arial"/>
    </style:style>
    <style:style style:name="P105" style:family="paragraph" style:parent-style-name="Text_20_body" style:list-style-name="L15">
      <style:paragraph-properties fo:margin-top="0cm" fo:margin-bottom="0cm" fo:text-align="justify" style:justify-single-word="false" style:text-autospace="none"/>
      <style:text-properties style:font-name="Arial"/>
    </style:style>
    <style:style style:name="P106" style:family="paragraph" style:parent-style-name="Text_20_body" style:list-style-name="L15">
      <style:paragraph-properties fo:margin-top="0cm" fo:margin-bottom="0cm" fo:text-align="justify" style:justify-single-word="false" style:text-autospace="none"/>
      <style:text-properties style:font-name="Arial"/>
    </style:style>
    <style:style style:name="P107" style:family="paragraph" style:parent-style-name="Text_20_body" style:list-style-name="L14">
      <style:paragraph-properties fo:margin-top="0cm" fo:margin-bottom="0cm" fo:text-align="justify" style:justify-single-word="false" style:text-autospace="none"/>
      <style:text-properties style:font-name="Arial"/>
    </style:style>
    <style:style style:name="P108" style:family="paragraph" style:parent-style-name="Text_20_body" style:list-style-name="L14">
      <style:paragraph-properties fo:margin-top="0cm" fo:margin-bottom="0cm" fo:text-align="justify" style:justify-single-word="false" style:text-autospace="none"/>
      <style:text-properties style:font-name="Arial"/>
    </style:style>
    <style:style style:name="P109" style:family="paragraph" style:parent-style-name="Text_20_body" style:list-style-name="L14">
      <style:paragraph-properties fo:margin-top="0cm" fo:margin-bottom="0cm" fo:text-align="justify" style:justify-single-word="false" style:text-autospace="none"/>
      <style:text-properties style:font-name="Arial"/>
    </style:style>
    <style:style style:name="P110" style:family="paragraph" style:parent-style-name="Text_20_body" style:list-style-name="L14">
      <style:paragraph-properties fo:margin-top="0cm" fo:margin-bottom="0cm" fo:text-align="justify" style:justify-single-word="false" style:text-autospace="none"/>
      <style:text-properties style:font-name="Arial"/>
    </style:style>
    <style:style style:name="P111" style:family="paragraph" style:parent-style-name="Text_20_body" style:list-style-name="L14">
      <style:paragraph-properties fo:margin-top="0cm" fo:margin-bottom="0cm" fo:text-align="justify" style:justify-single-word="false" style:text-autospace="none"/>
      <style:text-properties style:font-name="Arial"/>
    </style:style>
    <style:style style:name="P112" style:family="paragraph" style:parent-style-name="Text_20_body" style:list-style-name="L14">
      <style:paragraph-properties fo:margin-top="0cm" fo:margin-bottom="0cm" fo:text-align="justify" style:justify-single-word="false" style:text-autospace="none"/>
      <style:text-properties style:font-name="Arial"/>
    </style:style>
    <style:style style:name="P113" style:family="paragraph" style:parent-style-name="Text_20_body" style:list-style-name="L14">
      <style:paragraph-properties fo:margin-top="0cm" fo:margin-bottom="0cm" fo:text-align="justify" style:justify-single-word="false" style:text-autospace="none"/>
      <style:text-properties style:font-name="Arial"/>
    </style:style>
    <style:style style:name="P114" style:family="paragraph" style:parent-style-name="Text_20_body" style:list-style-name="L14">
      <style:paragraph-properties fo:margin-top="0cm" fo:margin-bottom="0cm" fo:text-align="justify" style:justify-single-word="false" style:text-autospace="none"/>
      <style:text-properties style:font-name="Arial"/>
    </style:style>
    <style:style style:name="P115" style:family="paragraph" style:parent-style-name="Text_20_body" style:list-style-name="L14">
      <style:paragraph-properties fo:margin-top="0cm" fo:margin-bottom="0cm" fo:text-align="justify" style:justify-single-word="false" style:text-autospace="none"/>
      <style:text-properties style:font-name="Arial"/>
    </style:style>
    <style:style style:name="P116" style:family="paragraph" style:parent-style-name="Text_20_body">
      <style:paragraph-properties fo:margin-top="0cm" fo:margin-bottom="0cm" fo:text-align="justify" style:justify-single-word="false" style:text-autospace="none"/>
      <style:text-properties style:font-name="Arial" fo:font-size="15pt" fo:font-weight="normal" style:font-name-asian="ArialMT" style:font-size-asian="15pt" style:font-weight-asian="normal" style:font-name-complex="ArialMT" style:font-size-complex="15pt" style:font-weight-complex="normal"/>
    </style:style>
    <style:style style:name="P117" style:family="paragraph" style:parent-style-name="Text_20_body" style:list-style-name="L9">
      <style:paragraph-properties fo:margin-left="0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18" style:family="paragraph" style:parent-style-name="Text_20_body">
      <style:paragraph-properties fo:margin-left="0cm" fo:margin-right="0cm" fo:margin-top="0cm" fo:margin-bottom="0cm" fo:text-align="justify" style:justify-single-word="false" fo:text-indent="0cm" style:auto-text-indent="false" style:text-autospace="none">
        <style:tab-stops/>
      </style:paragraph-properties>
      <style:text-properties style:font-name="Arial" fo:font-size="15pt" fo:font-weight="normal" style:font-name-asian="ArialMT" style:font-size-asian="15pt" style:font-weight-asian="normal" style:font-name-complex="ArialMT" style:font-size-complex="15pt" style:font-weight-complex="normal"/>
    </style:style>
    <style:style style:name="P119" style:family="paragraph" style:parent-style-name="Header">
      <style:paragraph-properties fo:text-align="center" style:justify-single-word="false"/>
      <style:text-properties fo:font-size="6pt" style:font-size-asian="6pt" style:font-size-complex="6pt"/>
    </style:style>
    <style:style style:name="P120" style:family="paragraph" style:parent-style-name="Table_20_Contents">
      <style:paragraph-properties fo:text-align="justify" style:justify-single-word="false"/>
      <style:text-properties style:font-name="Arial" fo:font-size="12pt" style:font-size-asian="12pt" style:font-size-complex="12pt"/>
    </style:style>
    <style:style style:name="P121"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22" style:family="paragraph" style:parent-style-name="_5b_Eg_5d_Testo" style:list-style-name="L3">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3" style:family="paragraph" style:parent-style-name="_5b_Eg_5d_Testo" style:list-style-name="L3">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4"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5"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6"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7"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8"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9" style:family="paragraph" style:parent-style-name="_5b_Eg_5d_Testo" style:list-style-name="L6">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0" style:family="paragraph" style:parent-style-name="_5b_Eg_5d_Testo" style:list-style-name="L6">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1"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2"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3"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4"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5"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6"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7"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8"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9"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4" style:family="text">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T5" style:family="text">
      <style:text-properties style:use-window-font-color="true" fo:font-size="12pt" style:font-size-asian="12pt" style:font-size-complex="12pt"/>
    </style:style>
    <style:style style:name="T6"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8" style:family="text">
      <style:text-properties style:use-window-font-color="true"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italic" style:text-underline-style="none" fo:font-weight="normal" style:font-name-asian="Arial1" style:font-size-asian="10.5pt" style:font-style-asian="italic" style:font-weight-asian="normal" style:font-name-complex="Arial1" style:font-size-complex="12pt" style:font-style-complex="italic" style:font-weight-complex="normal"/>
    </style:style>
    <style:style style:name="T11" style:family="text">
      <style:text-properties style:use-window-font-color="true" fo:font-size="12pt" style:font-name-asian="ArialMT" style:font-size-asian="12pt" style:font-name-complex="ArialMT" style:font-size-complex="12pt"/>
    </style:style>
    <style:style style:name="T12" style:family="text">
      <style:text-properties style:use-window-font-color="true" fo:font-style="normal" style:text-underline-style="none" style:font-style-asian="normal" style:font-style-complex="normal"/>
    </style:style>
    <style:style style:name="T13" style:family="text">
      <style:text-properties style:font-name-asian="ArialMT" style:font-name-complex="ArialM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style:font-name-asian="ArialMT" style:font-size-asian="12pt" style:font-name-complex="ArialMT" style:font-size-complex="12pt"/>
    </style:style>
    <style:style style:name="T16" style:family="text">
      <style:text-properties fo:font-size="12pt" fo:font-style="italic" style:font-name-asian="ArialMT" style:font-size-asian="12pt" style:font-style-asian="italic" style:font-name-complex="ArialMT"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style:font-name-asian="Arial1" style:font-name-complex="Arial1"/>
    </style:style>
    <style:style style:name="T19" style:family="text">
      <style:text-properties style:font-name="Arial"/>
    </style:style>
    <style:style style:name="T20"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21" style:family="text">
      <style:text-properties style:font-name="Arial" fo:font-weight="normal" style:font-weight-asian="normal" style:font-weight-complex="normal"/>
    </style:style>
    <style:style style:name="T22" style:family="text">
      <style:text-properties style:font-name="Arial" style:font-name-asian="ArialMT" style:font-name-complex="ArialMT"/>
    </style:style>
    <style:style style:name="T23" style:family="text">
      <style:text-properties fo:color="#000000" style:font-name="Arial" style:font-name-asian="Times New Roman1" style:font-name-complex="Times New Roman1"/>
    </style:style>
    <style:style style:name="T24" style:family="text">
      <style:text-properties fo:color="#000000" style:font-name="Arial" fo:font-style="italic" style:font-name-asian="Times New Roman1" style:font-style-asian="italic" style:font-name-complex="Times New Roman1" style:font-style-complex="italic"/>
    </style:style>
    <style:style style:name="T25" style:family="text">
      <style:text-properties fo:color="#000000" style:font-name="Arial" fo:font-style="normal" style:font-name-asian="Times New Roman1" style:font-style-asian="normal" style:font-name-complex="Times New Roman1" style:font-style-complex="normal"/>
    </style:style>
    <style:style style:name="T26" style:family="text">
      <style:text-properties fo:font-style="italic" style:font-name-asian="ArialMT" style:font-style-asian="italic" style:font-name-complex="ArialMT" style:font-style-complex="itali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ize="13pt" style:font-size-asian="13pt" style:font-size-complex="13pt"/>
    </style:style>
    <style:style style:name="T30" style:family="text">
      <style:text-properties fo:font-size="13pt" fo:font-style="italic" style:font-size-asian="13pt" style:font-style-asian="italic" style:font-size-complex="13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0">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suffix="." style:num-format="1"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1">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2"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2">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3"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3">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4"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4">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5">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6cm" text:min-label-width="0.635cm"/>
      </text:list-level-style-number>
      <text:list-level-style-number text:level="3" text:style-name="Numbering_20_Symbols" style:num-suffix="." style:num-format="1" text:display-levels="3">
        <style:list-level-properties text:space-before="0.113cm" text:min-label-width="0.635cm"/>
      </text:list-level-style-number>
      <text:list-level-style-number text:level="4" style:num-suffix="." style:num-format="1" text:display-levels="4">
        <style:list-level-properties text:space-before="0.169cm" text:min-label-width="0.635cm"/>
      </text:list-level-style-number>
      <text:list-level-style-number text:level="5" style:num-suffix="." style:num-format="1" text:display-levels="5">
        <style:list-level-properties text:space-before="0.226cm" text:min-label-width="0.635cm"/>
      </text:list-level-style-number>
      <text:list-level-style-number text:level="6" style:num-suffix="." style:num-format="1" text:display-levels="6">
        <style:list-level-properties text:space-before="0.282cm" text:min-label-width="0.635cm"/>
      </text:list-level-style-number>
      <text:list-level-style-number text:level="7" style:num-suffix="." style:num-format="1" text:display-levels="7">
        <style:list-level-properties text:space-before="0.339cm" text:min-label-width="0.635cm"/>
      </text:list-level-style-number>
      <text:list-level-style-number text:level="8" style:num-suffix="." style:num-format="1" text:display-levels="8">
        <style:list-level-properties text:space-before="0.395cm" text:min-label-width="0.635cm"/>
      </text:list-level-style-number>
      <text:list-level-style-number text:level="9" style:num-suffix="." style:num-format="1" text:display-levels="9">
        <style:list-level-properties text:space-before="0.452cm" text:min-label-width="0.635cm"/>
      </text:list-level-style-number>
      <text:list-level-style-number text:level="10" style:num-suffix="." style:num-format="1" text:display-levels="10">
        <style:list-level-properties text:space-before="0.508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04 Dicembre 2007</text:p>
          </table:table-cell>
        </table:table-row>
        <table:table-row>
          <table:table-cell table:style-name="Tabella4.A2" office:value-type="string">
            <text:p text:style-name="P8">Documento Esterno - Formale <text:s/>- v1.0</text:p>
          </table:table-cell>
          <table:table-cell table:style-name="Tabella4.B2" office:value-type="string">
            <text:p text:style-name="P9">Analisi_dei_requisiti.pdf</text:p>
          </table:table-cell>
        </table:table-row>
      </table:table>
      <text:p text:style-name="P17"/>
      <text:p text:style-name="P17"/>
      <text:p text:style-name="P21">Redazione:</text:p>
      <text:p text:style-name="P44"><text:tab/><text:tab/><text:tab/>Diego Benin</text:p>
      <text:p text:style-name="P45"/>
      <text:p text:style-name="P45">Revisione:<text:tab/></text:p>
      <text:p text:style-name="P44"><text:tab/><text:tab/><text:tab/>Daniele Bonaldo<text:tab/><text:tab/><text:tab/></text:p>
      <text:p text:style-name="P45"/>
      <text:p text:style-name="P45">Approvazione:</text:p>
      <text:p text:style-name="P47"><text:tab/><text:tab/><text:tab/>Giordano Cariani<text:tab/><text:tab/><text:tab/><text:tab/></text:p>
      <text:p text:style-name="P45"/>
      <text:p text:style-name="P45">Lista di distribuzione:</text:p>
      <text:p text:style-name="P44"><text:tab/><text:tab/><text:tab/><text:tab/><text:tab/><text:tab/>Vardanega Tullio</text:p>
      <text:p text:style-name="P44"><text:tab/><text:tab/><text:tab/><text:tab/><text:tab/><text:tab/>Palazzi Claudio</text:p>
      <text:p text:style-name="P44"><text:tab/><text:tab/><text:tab/><text:tab/><text:tab/><text:tab/>Stylosoft</text:p>
      <text:p text:style-name="P44"/>
      <text:p text:style-name="P46">Registro delle modifiche:</text:p>
      <text:p text:style-name="P48"/>
      <table:table table:name="Tabella2" table:style-name="Tabella2">
        <table:table-column table:style-name="Tabella2.A"/>
        <table:table-column table:style-name="Tabella2.B"/>
        <table:table-column table:style-name="Tabella2.C"/>
        <table:table-row>
          <table:table-cell table:style-name="Tabella2.A1" office:value-type="string">
            <text:p text:style-name="P48">Versione</text:p>
          </table:table-cell>
          <table:table-cell table:style-name="Tabella2.B1" office:value-type="string">
            <text:p text:style-name="P48">Data</text:p>
          </table:table-cell>
          <table:table-cell table:style-name="Tabella2.A1" office:value-type="string">
            <text:p text:style-name="P11">Descrizione delle modifiche</text:p>
          </table:table-cell>
        </table:table-row>
        <table:table-row>
          <table:table-cell table:style-name="Tabella2.A2" office:value-type="string">
            <text:p text:style-name="P49">1.0</text:p>
          </table:table-cell>
          <table:table-cell table:style-name="Tabella2.B2" office:value-type="string">
            <text:p text:style-name="P49">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49">0.3</text:p>
          </table:table-cell>
          <table:table-cell table:style-name="Tabella2.B2" office:value-type="string">
            <text:p text:style-name="P49">04/12/2007</text:p>
          </table:table-cell>
          <table:table-cell table:style-name="Tabella2.B2" office:value-type="string">
            <text:p text:style-name="P10">Aggiunta dei diagrammi use-case</text:p>
          </table:table-cell>
        </table:table-row>
        <table:table-row>
          <table:table-cell table:style-name="Tabella2.A2" office:value-type="string">
            <text:p text:style-name="P49">0.2</text:p>
          </table:table-cell>
          <table:table-cell table:style-name="Tabella2.B2" office:value-type="string">
            <text:p text:style-name="P49">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49">0.1</text:p>
          </table:table-cell>
          <table:table-cell table:style-name="Tabella2.B2" office:value-type="string">
            <text:p text:style-name="P49">29/11/2007</text:p>
          </table:table-cell>
          <table:table-cell table:style-name="Tabella2.B2" office:value-type="string">
            <text:p text:style-name="P10">Stesura della prima versione del documento</text:p>
          </table:table-cell>
        </table:table-row>
      </table:table>
      <text:p text:style-name="P19"/>
      <text:p text:style-name="P22"/>
      <text:p text:style-name="P22"/>
      <text:p text:style-name="P22"/>
      <text:p text:style-name="P22"/>
      <text:p text:style-name="P22"/>
      <text:p text:style-name="P22"/>
      <text:p text:style-name="P22"><text:soft-page-break/>Sommario</text:p>
      <text:p text:style-name="P53"/>
      <text:p text:style-name="P57"><text:span text:style-name="T4"><text:tab/></text:span><text:span text:style-name="T20">Questo documento presenta uno studio approfondito sugli aspetti fondamentali del prodotto e sui requisiti desiderati dal committente.</text:span></text:p>
      <text:p text:style-name="P50">In tale ottica il documento di Analisi dei requisiti ha valore contrattuale.</text:p>
      <text:p text:style-name="P26"/>
      <text:p text:style-name="P25">Indice</text:p>
      <text:p text:style-name="P18"/>
      <table:table table:name="Table1" table:style-name="Table1">
        <table:table-column table:style-name="Table1.A"/>
        <table:table-column table:style-name="Table1.B"/>
        <table:table-row>
          <table:table-cell office:value-type="string">
            <text:p text:style-name="P55">1<text:tab/>Introduzione ..........................................................................................................</text:p>
            <text:p text:style-name="P55"><text:tab/>1.1<text:tab/>Scopo del documento ................................................................................</text:p>
            <text:p text:style-name="P55"><text:tab/>1.2<text:tab/>Scopo del prodotto .....................................................................................</text:p>
            <text:list text:style-name="L1">
              <text:list-item>
                <text:list>
                  <text:list-header>
                    <text:p text:style-name="P79"><text:tab/>1.3<text:tab/>Riferimenti .......................................................................................</text:p>
                  </text:list-header>
                </text:list>
              </text:list-item>
            </text:list>
            <text:p text:style-name="P36"><text:tab/><text:tab/><text:tab/>1.3.1<text:tab/>Normativi ...............................................................................</text:p>
            <text:p text:style-name="P36"><text:tab/><text:tab/><text:tab/>1.3.2<text:tab/>Informativi .............................................................................</text:p>
            <text:p text:style-name="P37">2<text:tab/>Descrizione generale ............................................................................................</text:p>
            <text:p text:style-name="P37"><text:tab/>2.1<text:tab/>Contesto d'uso del prodotto .......................................................................</text:p>
            <text:p text:style-name="P37"><text:tab/><text:tab/>2.1.1<text:tab/>Processi produttivi e modalità d'uso ................................................</text:p>
            <text:p text:style-name="P37"><text:tab/><text:tab/>2.1.2<text:tab/>Piattaforma d'esecuzione e interfacciamento con l'ambiente <text:span text:style-name="T21"><text:tab/><text:tab/></text:span>d'installazione ed uso .................................................................................</text:p>
            <text:p text:style-name="P37"><text:tab/>2.2<text:tab/>Funzioni del prodotto ..................................................................................</text:p>
            <text:p text:style-name="P37"><text:tab/>2.3<text:tab/>Caratteristiche degli utenti ..........................................................................</text:p>
            <text:p text:style-name="P37">3<text:tab/>Lista dei requisiti ...................................................................................................</text:p>
            <text:p text:style-name="P41"/>
          </table:table-cell>
          <table:table-cell office:value-type="string">
            <text:p text:style-name="P12">3</text:p>
            <text:p text:style-name="P12">3</text:p>
            <text:p text:style-name="P12">3</text:p>
            <text:p text:style-name="P12">3</text:p>
            <text:p text:style-name="P12">3</text:p>
            <text:p text:style-name="P12">3</text:p>
            <text:p text:style-name="P12">4</text:p>
            <text:p text:style-name="P12">4</text:p>
            <text:p text:style-name="P12">4</text:p>
            <text:p text:style-name="P12"/>
            <text:p text:style-name="P12">4</text:p>
            <text:p text:style-name="P12">4</text:p>
            <text:p text:style-name="P12">5</text:p>
            <text:p text:style-name="P12">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28"><text:soft-page-break/></text:p>
      <text:p text:style-name="P42">1. Introduzione</text:p>
      <text:p text:style-name="P56">1.1. Scopo del documento</text:p>
      <text:p text:style-name="P54"/>
      <text:p text:style-name="P51"><text:span text:style-name="T6"><text:tab/></text:span><text:span text:style-name="T15">Il documento “Analisi dei requisiti” si propone di identificare e descrivere in modo chiaro e completo</text:span><text:span text:style-name="T13"> i requisiti del sistema definito nel “Capitolato SiGeM” fornito dal committente.</text:span></text:p>
      <text:p text:style-name="P50">Stabilisce quindi i bisogni che il prodotto finale deve soddisfare.</text:p>
      <text:p text:style-name="P54"/>
      <text:p text:style-name="P20"/>
      <text:p text:style-name="P23">1.2. <text:span text:style-name="T18">Scopo del prodotto</text:span></text:p>
      <text:p text:style-name="P18"/>
      <text:p text:style-name="P50"><text:span text:style-name="T7"><text:tab/>Lo scopo del prodotto è fornire un valido supporto didattico, semplice e funzionale, per lo studio dei meccanismi di gestione della memoria di un </text:span><text:span text:style-name="T10">elaboratore multiprogrammato</text:span><text:span text:style-name="T8">.</text:span></text:p>
      <text:p text:style-name="P50"><text:span text:style-name="T15">Il prodotto finale deve quindi essere adatto alle esigenze e alle conoscenze di uno studente del secondo </text:span>anno del corso di laurea in informatica.</text:p>
      <text:p text:style-name="P18"/>
      <text:p text:style-name="P18"/>
      <text:p text:style-name="P24">1.3. Riferimenti</text:p>
      <text:p text:style-name="P18">1.3.1. Normativi</text:p>
      <text:p text:style-name="P18"/>
      <text:list text:style-name="L2">
        <text:list-item>
          <text:p text:style-name="P71">“Analisi dei requisiti”: codesto documento</text:p>
        </text:list-item>
        <text:list-item>
          <text:p text:style-name="P71">“Glossario”: Glossario_1.1.pdf</text:p>
        </text:list-item>
        <text:list-item>
          <text:p text:style-name="P71">“Capitolato SiGeM”: documento fornito dal committente e disponibile all'indirizzo web <text:a xlink:type="simple" xlink:href="http://www.math.unipd.it/~tullio/IS-1/2007/Progetti/SiGeM.pdf">http://www.math.unipd.it/~tullio/IS-1/2007/Progetti/SiGeM.pdf</text:a></text:p>
        </text:list-item>
        <text:list-item>
          <text:p text:style-name="P71">SWEBOK</text:p>
        </text:list-item>
        <text:list-item>
          <text:p text:style-name="P71">Diapositive</text:p>
        </text:list-item>
        <text:list-item>
          <text:p text:style-name="P71">Tanenbaum</text:p>
        </text:list-item>
      </text:list>
      <text:p text:style-name="P18"/>
      <text:p text:style-name="P18"/>
      <text:p text:style-name="P18">1.3.2. Informativi</text:p>
      <text:p text:style-name="P18"/>
      <text:p text:style-name="P18"><text:tab/>Ogni termine presente nel “Glossario” sarà presentato in corsivo.</text:p>
      <text:p text:style-name="P27"><text:span text:style-name="T3">Per “sistema SGPEMv2” s'intende il progetto software </text:span><text:span text:style-name="T19">"Simulatore della Gestione dei Processi in un Elaboratore Multiprogrammato" disponibile all'indirizzo web </text:span><text:a xlink:type="simple" xlink:href="https://gna.org/projects/sgpemv2/"><text:span text:style-name="T19">https://gna.org/projects/sgpemv2/</text:span></text:a></text:p>
      <text:p text:style-name="P28"/>
      <text:p text:style-name="P18"/>
      <text:p text:style-name="P18"/>
      <text:p text:style-name="P18"><text:soft-page-break/></text:p>
      <text:p text:style-name="P18"/>
      <text:p text:style-name="P18"/>
      <text:p text:style-name="P52">2. Descrizione generale</text:p>
      <text:p text:style-name="P56">2.1. Contesto d'uso del prodotto</text:p>
      <text:p text:style-name="P43">2.1.1. Processi produttivi e modalità d'uso</text:p>
      <text:p text:style-name="P43"/>
      <text:p text:style-name="P51"><text:span text:style-name="T14"><text:tab/></text:span><text:span text:style-name="T15">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span></text:p>
      <text:p text:style-name="P43"/>
      <text:p text:style-name="P43"/>
      <text:p text:style-name="P33"><text:span text:style-name="T5">2.1.2. Piattaforma d'esecuzione e interfacciamento co</text:span><text:span text:style-name="T2">n l'ambiente d'installazione ed uso</text:span></text:p>
      <text:p text:style-name="P39"/>
      <text:p text:style-name="P51"><text:span text:style-name="T9"><text:tab/></text:span><text:span text:style-name="T11">Per eseguire il prodotto finale sarà indispensabile la presenza nel sistema d'uso </text:span><text:span text:style-name="T15">di alcuni software installati, quali Java J2RE 1.5 o superiore per il funzionamento dell'applicazione e Adobe Reader 7 o superiore per la visualizzazione della </text:span><text:span text:style-name="T15">documentazione. Non si garantisce il corretto funzionamento del prodotto con </text:span><text:span text:style-name="T13">versioni precedenti dei suddetti applicativi.</text:span></text:p>
      <text:p text:style-name="P39"/>
      <text:p text:style-name="P39"/>
      <text:p text:style-name="P35">2.2. Funzioni del prodotto</text:p>
      <text:p text:style-name="P31"/>
      <text:p text:style-name="P51"><text:span text:style-name="T14"><text:tab/></text:span><text:span text:style-name="T15">Il prodotto consentirà all'utente finale la creazione di un ambiente fortemente personalizzabile nel quale simulare la gestione della </text:span><text:span text:style-name="T16">memoria centrale</text:span><text:span text:style-name="T15"> relativa all'esecuzione di più </text:span><text:span text:style-name="T16">processi</text:span><text:span text:style-name="T15">. La modalità di gestione della memoria, la </text:span><text:span text:style-name="T26">politica di ordinamento</text:span><text:span text:style-name="T15"> dei </text:span><text:span text:style-name="T16">processi</text:span><text:span text:style-name="T15">, le caratteristiche degli stessi e tutti i parametri relativi all'</text:span><text:span text:style-name="T26">ambiente di simulazione</text:span><text:span text:style-name="T15"> dovranno poter essere configurati in modo semplice ed il livello di dettaglio di configurazione dovrà essere a discrezione dell'utente. Quest'ultimo verrà quindi guidato da appositi </text:span><text:span text:style-name="T16">wizard</text:span><text:span text:style-name="T15"> e potrà usufruire in ogni momento di una guida in linea per far fronte a problemi di carattere sia nozionistico che tecnico.</text:span></text:p>
      <text:p text:style-name="P51"><text:span text:style-name="T15">Il prodotto prevede la possibilità per l'utente di caricare configurazioni di </text:span><text:span text:style-name="T16">processi</text:span><text:span text:style-name="T15">, integrandole poi con i parametri specifici, direttamente dal “sistema SGPEMv2” attraverso i suoi file di salvataggio. La simulazione fornirà inoltre un insieme di statistiche visibili sia in forma grafica che testuale che aiuteranno l'utilizzatore a </text:span><text:span text:style-name="T13">confrontare le diverse modalità di gestione presenti nel prodotto.</text:span></text:p>
      <text:p text:style-name="P31"/>
      <text:p text:style-name="P31"><text:soft-page-break/></text:p>
      <text:p text:style-name="P35"/>
      <text:p text:style-name="P35">2.3. Caratteristiche degli utenti</text:p>
      <text:p text:style-name="P31"/>
      <text:p text:style-name="P51"><text:span text:style-name="T14"><text:tab/></text:span><text:span text:style-name="T15">Il prodotto é pensato principalmente, come già sottolineato in precedenza, per lo </text:span><text:span text:style-name="T15">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text:span><text:span text:style-name="T15">rientri nelle categorie sopraelencate l'utilizzo di questo prodotto, è bene comunque sottolineare che ne è </text:span><text:span text:style-name="T13">sconsigliato l'uso se non si hanno delle conoscenze di base sugli argomenti trattati.</text:span></text:p>
      <text:p text:style-name="P40"/>
      <text:p text:style-name="P40"/>
      <text:p text:style-name="P60">3. Lista dei requisiti</text:p>
      <text:p text:style-name="P61"/>
      <text:p text:style-name="P62">3.1. Classificazione dei requisiti</text:p>
      <text:p text:style-name="P61"/>
      <text:p text:style-name="P68">I requisiti sono divisi in:</text:p>
      <text:list text:style-name="L3">
        <text:list-item>
          <text:p text:style-name="P122">funzionali: descrivono le funzionalità e gli attributi di sistema</text:p>
        </text:list-item>
        <text:list-item>
          <text:p text:style-name="P122">non funzionali: descrivono sia come il sistema deve fornire le proprie funzionalità sia gli attributi di processo</text:p>
        </text:list-item>
      </text:list>
      <text:p text:style-name="P68">Vengono ulteriormente categorizzati secondo i seguenti attributi:</text:p>
      <text:list text:style-name="L4">
        <text:list-item>
          <text:p text:style-name="P124">metriche prioritarie:</text:p>
        </text:list-item>
      </text:list>
      <text:list text:style-name="L5">
        <text:list-item>
          <text:p text:style-name="P125">obbligatori: requisiti considerati irrinunciabili dal committente</text:p>
        </text:list-item>
        <text:list-item>
          <text:p text:style-name="P125">desiderabili: <text:s/>requisiti non strettamente necessari ma a tangibile valore assoluto per il cliente</text:p>
        </text:list-item>
        <text:list-item>
          <text:p text:style-name="P125">opzionali: requisiti ritenuti relativamente utili o contrattabili in seguito</text:p>
        </text:list-item>
      </text:list>
      <text:list text:style-name="L4" text:continue-numbering="true">
        <text:list-item>
          <text:p text:style-name="P124">gradi di tracciabilità :</text:p>
        </text:list-item>
      </text:list>
      <text:list text:style-name="L6">
        <text:list-item>
          <text:p text:style-name="P129">espliciti: indicati chiaramente dal committente</text:p>
        </text:list-item>
        <text:list-item>
          <text:p text:style-name="P129">impliciti: insiti negli espliciti o comunque derivabili dall'analisi del dominio <text:s text:c="2"/></text:p>
        </text:list-item>
      </text:list>
      <text:list text:style-name="L4" text:continue-numbering="true">
        <text:list-item>
          <text:p text:style-name="P124">fonti autorevoli:</text:p>
        </text:list-item>
      </text:list>
      <text:list text:style-name="L7">
        <text:list-item>
          <text:p text:style-name="P132">F1: capitolato d'appalto</text:p>
        </text:list-item>
        <text:list-item>
          <text:p text:style-name="P132"><text:soft-page-break/>F2: primo incontro con il committente (11 novembre 2007)</text:p>
        </text:list-item>
        <text:list-item>
          <text:p text:style-name="P132">F3: libro di testo</text:p>
        </text:list-item>
        <text:list-item>
          <text:p text:style-name="P132">F4: revisione dei requisiti</text:p>
        </text:list-item>
      </text:list>
      <text:p text:style-name="P68"/>
      <text:list text:style-name="Outline">
        <text:list-item>
          <text:list>
            <text:list-item>
              <text:h text:style-name="P70" text:outline-level="2">3.2. Nomenclatura degli identificatori dei requisiti</text:h>
            </text:list-item>
          </text:list>
        </text:list-item>
      </text:list>
      <text:p text:style-name="P29">Gli identificatori dei requisiti individuati hanno la seguente forma: </text:p>
      <text:p text:style-name="P30">RXYZZ</text:p>
      <text:p text:style-name="P68">dove</text:p>
      <text:list text:style-name="L8">
        <text:list-item>
          <text:p text:style-name="P136">R sta per “requisito”;</text:p>
        </text:list-item>
        <text:list-item>
          <text:p text:style-name="P136">X indica se il requisito è funzionale (F) o non funzionale (N);</text:p>
        </text:list-item>
        <text:list-item>
          <text:p text:style-name="P136">Y indica la metrica prioritaria assegnata al requisito. O sta per obbligatorio, D per desiderabile e P per opzionale;</text:p>
        </text:list-item>
        <text:list-item>
          <text:p text:style-name="P136">ZZ è un numero progressivo inizializzato ad 1 ad ogni nuovo codice RXY;</text:p>
        </text:list-item>
      </text:list>
      <text:p text:style-name="P69">3.3. Requisiti funzionali</text:p>
      <text:p text:style-name="P68">3.3.1. Obbligatori</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4">ID</text:p>
          </table:table-cell>
          <table:table-cell table:style-name="Table2.A1" office:value-type="string">
            <text:p text:style-name="P64">Descrizione sintetica</text:p>
          </table:table-cell>
          <table:table-cell table:style-name="Table2.A1" office:value-type="string">
            <text:p text:style-name="P64">Grado</text:p>
          </table:table-cell>
          <table:table-cell table:style-name="Table2.D1" office:value-type="string">
            <text:p text:style-name="P64">Fonte</text:p>
          </table:table-cell>
        </table:table-row>
        <table:table-row>
          <table:table-cell table:style-name="Table2.A2" office:value-type="string">
            <text:p text:style-name="P65">RFO01</text:p>
          </table:table-cell>
          <table:table-cell table:style-name="Table2.A2" office:value-type="string">
            <text:p text:style-name="P65">Permettere la gestione della memoria tramite paginazione</text:p>
          </table:table-cell>
          <table:table-cell table:style-name="Table2.A2" office:value-type="string">
            <text:p text:style-name="P65">esplicito</text:p>
          </table:table-cell>
          <table:table-cell table:style-name="Table2.D2" office:value-type="string">
            <text:p text:style-name="P65">F1</text:p>
          </table:table-cell>
        </table:table-row>
        <table:table-row>
          <table:table-cell table:style-name="Table2.A2" office:value-type="string">
            <text:p text:style-name="P65">RFO02</text:p>
          </table:table-cell>
          <table:table-cell table:style-name="Table2.A2" office:value-type="string">
            <text:p text:style-name="P65">Permettere la gestione della memoria tramite segmentazione</text:p>
          </table:table-cell>
          <table:table-cell table:style-name="Table2.A2" office:value-type="string">
            <text:p text:style-name="P65">esplicito</text:p>
          </table:table-cell>
          <table:table-cell table:style-name="Table2.D2" office:value-type="string">
            <text:p text:style-name="P65">F1</text:p>
          </table:table-cell>
        </table:table-row>
        <table:table-row>
          <table:table-cell table:style-name="Table2.A2" office:value-type="string">
            <text:p text:style-name="P65">RFO03</text:p>
          </table:table-cell>
          <table:table-cell table:style-name="Table2.A2" office:value-type="string">
            <text:p text:style-name="P65">Permettere la configurazione del sistema da simulare secondo i parametri specificati nella tabella 1</text:p>
          </table:table-cell>
          <table:table-cell table:style-name="Table2.A2" office:value-type="string">
            <text:p text:style-name="P65">esplicito</text:p>
          </table:table-cell>
          <table:table-cell table:style-name="Table2.D2" office:value-type="string">
            <text:p text:style-name="P65">F1</text:p>
          </table:table-cell>
        </table:table-row>
        <table:table-row>
          <table:table-cell table:style-name="Table2.A2" office:value-type="string">
            <text:p text:style-name="P65">RFO04</text:p>
          </table:table-cell>
          <table:table-cell table:style-name="Table2.A2" office:value-type="string">
            <text:p text:style-name="P65">Permettere di specificare il numero dei processi, da 1 a 20</text:p>
          </table:table-cell>
          <table:table-cell table:style-name="Table2.A2" office:value-type="string">
            <text:p text:style-name="P65">esplicito</text:p>
          </table:table-cell>
          <table:table-cell table:style-name="Table2.D2" office:value-type="string">
            <text:p text:style-name="P65">F1</text:p>
          </table:table-cell>
        </table:table-row>
        <table:table-row>
          <table:table-cell table:style-name="Table2.A2" office:value-type="string">
            <text:p text:style-name="P65">RFO05</text:p>
          </table:table-cell>
          <table:table-cell table:style-name="Table2.A2" office:value-type="string">
            <text:p text:style-name="P65">Permettere la configurazione dei processi secondo i parametri specificati nella tabella 2</text:p>
          </table:table-cell>
          <table:table-cell table:style-name="Table2.A2" office:value-type="string">
            <text:p text:style-name="P65">esplicito</text:p>
          </table:table-cell>
          <table:table-cell table:style-name="Table2.D2" office:value-type="string">
            <text:p text:style-name="P65">F1</text:p>
          </table:table-cell>
        </table:table-row>
        <table:table-row>
          <table:table-cell table:style-name="Table2.A2" office:value-type="string">
            <text:p text:style-name="P65">RFO06</text:p>
          </table:table-cell>
          <table:table-cell table:style-name="Table2.A2" office:value-type="string">
            <text:p text:style-name="P65">Permettere di specificare la configurazione iniziale della RAM indicandone le/gli eventuali pagine/segmenti in essa contenute/i</text:p>
          </table:table-cell>
          <table:table-cell table:style-name="Table2.A2" office:value-type="string">
            <text:p text:style-name="P65">esplicito</text:p>
          </table:table-cell>
          <table:table-cell table:style-name="Table2.D2" office:value-type="string">
            <text:p text:style-name="P65">F1</text:p>
          </table:table-cell>
        </table:table-row>
        <table:table-row>
          <table:table-cell table:style-name="Table2.A2" office:value-type="string">
            <text:p text:style-name="P65">RFO07</text:p>
          </table:table-cell>
          <table:table-cell table:style-name="Table2.A2" office:value-type="string">
            <text:p text:style-name="P65">Permettere di specificare la configurazione iniziale dell'area di SWAP indicandone le/gli eventuali pagine/segmenti in essa contenute/i</text:p>
          </table:table-cell>
          <table:table-cell table:style-name="Table2.A2" office:value-type="string">
            <text:p text:style-name="P67">esplicito</text:p>
          </table:table-cell>
          <table:table-cell table:style-name="Table2.D2" office:value-type="string">
            <text:p text:style-name="P67">F1</text:p>
          </table:table-cell>
        </table:table-row>
        <table:table-row>
          <table:table-cell table:style-name="Table2.A2" office:value-type="string">
            <text:p text:style-name="P65">RFO08</text:p>
          </table:table-cell>
          <table:table-cell table:style-name="Table2.A2" office:value-type="string">
            <text:p text:style-name="P65">Permettere la scelta degli algoritmi di rimpiazzo delle pagine tra <text:soft-page-break/>quelli specificati nella tabella 3</text:p>
          </table:table-cell>
          <table:table-cell table:style-name="Table2.A2" office:value-type="string">
            <text:p text:style-name="P65">esplicito</text:p>
          </table:table-cell>
          <table:table-cell table:style-name="Table2.D2" office:value-type="string">
            <text:p text:style-name="P65">F1</text:p>
          </table:table-cell>
        </table:table-row>
        <table:table-row>
          <table:table-cell table:style-name="Table2.A2" office:value-type="string">
            <text:p text:style-name="P65">RFO09</text:p>
          </table:table-cell>
          <table:table-cell table:style-name="Table2.A2" office:value-type="string">
            <text:p text:style-name="P65">Permettere la scelta degli algoritmi di rimpiazzo dei segmenti tra quelli specificati nella tabella 4</text:p>
          </table:table-cell>
          <table:table-cell table:style-name="Table2.A2" office:value-type="string">
            <text:p text:style-name="P67">esplicito</text:p>
          </table:table-cell>
          <table:table-cell table:style-name="Table2.D2" office:value-type="string">
            <text:p text:style-name="P67">F1</text:p>
          </table:table-cell>
        </table:table-row>
        <table:table-row>
          <table:table-cell table:style-name="Table2.A2" office:value-type="string">
            <text:p text:style-name="P65">RFO10</text:p>
          </table:table-cell>
          <table:table-cell table:style-name="Table2.A2" office:value-type="string">
            <text:p text:style-name="P65">Permettere di specificare eventuali parametri relativi agli algoritmi di rimpiazzo delle pagine e/o dei segmenti</text:p>
          </table:table-cell>
          <table:table-cell table:style-name="Table2.A2" office:value-type="string">
            <text:p text:style-name="P65">esplicito</text:p>
          </table:table-cell>
          <table:table-cell table:style-name="Table2.D2" office:value-type="string">
            <text:p text:style-name="P65">F1</text:p>
          </table:table-cell>
        </table:table-row>
        <table:table-row>
          <table:table-cell table:style-name="Table2.A2" office:value-type="string">
            <text:p text:style-name="P67">RFO11</text:p>
          </table:table-cell>
          <table:table-cell table:style-name="Table2.A2" office:value-type="string">
            <text:p text:style-name="P67">Permettere la visualizzazione della simulazione graficamente su più finestre</text:p>
          </table:table-cell>
          <table:table-cell table:style-name="Table2.A2" office:value-type="string">
            <text:p text:style-name="P67">esplicito</text:p>
          </table:table-cell>
          <table:table-cell table:style-name="Table2.D2" office:value-type="string">
            <text:p text:style-name="P67">F1</text:p>
          </table:table-cell>
        </table:table-row>
        <table:table-row>
          <table:table-cell table:style-name="Table2.A2" office:value-type="string">
            <text:p text:style-name="P67">RFO12</text:p>
          </table:table-cell>
          <table:table-cell table:style-name="Table2.A2" office:value-type="string">
            <text:p text:style-name="P67">Permettere la visualizzazione della simulazione testualmente</text:p>
          </table:table-cell>
          <table:table-cell table:style-name="Table2.A2" office:value-type="string">
            <text:p text:style-name="P67">esplicito</text:p>
          </table:table-cell>
          <table:table-cell table:style-name="Table2.D2" office:value-type="string">
            <text:p text:style-name="P67">F1</text:p>
          </table:table-cell>
        </table:table-row>
        <table:table-row>
          <table:table-cell table:style-name="Table2.A2" office:value-type="string">
            <text:p text:style-name="P65">RFO13</text:p>
          </table:table-cell>
          <table:table-cell table:style-name="Table2.A2" office:value-type="string">
            <text:p text:style-name="P65">Mostrare, durante l'esecuzione di una simulazione, i dati rilevanti specificati nella tabella 5</text:p>
          </table:table-cell>
          <table:table-cell table:style-name="Table2.A2" office:value-type="string">
            <text:p text:style-name="P67">esplicito</text:p>
          </table:table-cell>
          <table:table-cell table:style-name="Table2.D2" office:value-type="string">
            <text:p text:style-name="P67">F1</text:p>
          </table:table-cell>
        </table:table-row>
        <table:table-row>
          <table:table-cell table:style-name="Table2.A2" office:value-type="string">
            <text:p text:style-name="P65">RFO14</text:p>
          </table:table-cell>
          <table:table-cell table:style-name="Table2.A2" office:value-type="string">
            <text:p text:style-name="P65">Mostrare, all'interruzione, al termine od al selezionamento di una simulazione, le statistiche ad essa relative tra quelle specificate nella tabella 5</text:p>
          </table:table-cell>
          <table:table-cell table:style-name="Table2.A2" office:value-type="string">
            <text:p text:style-name="P67">esplicito</text:p>
          </table:table-cell>
          <table:table-cell table:style-name="Table2.D2" office:value-type="string">
            <text:p text:style-name="P67">F1</text:p>
          </table:table-cell>
        </table:table-row>
        <table:table-row>
          <table:table-cell table:style-name="Table2.A2" office:value-type="string">
            <text:p text:style-name="P65">RFO15</text:p>
          </table:table-cell>
          <table:table-cell table:style-name="Table2.A2" office:value-type="string">
            <text:p text:style-name="P59"><text:span text:style-name="T12">Definire tramite procedura guidata un ambiente di simulazione </text:span>nel quale siano facilmente configurabili tutti i parametri</text:p>
          </table:table-cell>
          <table:table-cell table:style-name="Table2.A2" office:value-type="string">
            <text:p text:style-name="P67">implicito</text:p>
          </table:table-cell>
          <table:table-cell table:style-name="Table2.D2" office:value-type="string">
            <text:p text:style-name="P67"/>
          </table:table-cell>
        </table:table-row>
        <table:table-row>
          <table:table-cell table:style-name="Table2.A2" office:value-type="string">
            <text:p text:style-name="P65">RFO16</text:p>
          </table:table-cell>
          <table:table-cell table:style-name="Table2.A2" office:value-type="string">
            <text:p text:style-name="P65">Permettere di salvare una configurazione rendendo possibile, in un secondo momento, il caricamento veloce della stessa</text:p>
          </table:table-cell>
          <table:table-cell table:style-name="Table2.A2" office:value-type="string">
            <text:p text:style-name="P67">esplicito</text:p>
          </table:table-cell>
          <table:table-cell table:style-name="Table2.D2" office:value-type="string">
            <text:p text:style-name="P67">F1</text:p>
          </table:table-cell>
        </table:table-row>
        <table:table-row>
          <table:table-cell table:style-name="Table2.A2" office:value-type="string">
            <text:p text:style-name="P65">RFO17</text:p>
          </table:table-cell>
          <table:table-cell table:style-name="Table2.A2" office:value-type="string">
            <text:p text:style-name="P65">Fornire delle configurazioni preimpostate didatticamente significative</text:p>
          </table:table-cell>
          <table:table-cell table:style-name="Table2.A2" office:value-type="string">
            <text:p text:style-name="P67">esplicito</text:p>
          </table:table-cell>
          <table:table-cell table:style-name="Table2.D2" office:value-type="string">
            <text:p text:style-name="P67">F1</text:p>
          </table:table-cell>
        </table:table-row>
        <table:table-row>
          <table:table-cell table:style-name="Table2.A2" office:value-type="string">
            <text:p text:style-name="P65">RFO18</text:p>
          </table:table-cell>
          <table:table-cell table:style-name="Table2.A2" office:value-type="string">
            <text:p text:style-name="P65">Permettere di eseguire la simulazione secondo le modalità descritte nella tabella 6</text:p>
          </table:table-cell>
          <table:table-cell table:style-name="Table2.A2" office:value-type="string">
            <text:p text:style-name="P67">implicito</text:p>
          </table:table-cell>
          <table:table-cell table:style-name="Table2.D2" office:value-type="string">
            <text:p text:style-name="P67"/>
          </table:table-cell>
        </table:table-row>
        <table:table-row>
          <table:table-cell table:style-name="Table2.A2" office:value-type="string">
            <text:p text:style-name="P65">RFO19</text:p>
          </table:table-cell>
          <table:table-cell table:style-name="Table2.A2" office:value-type="string">
            <text:p text:style-name="P66">Permettere di passare in maniera dinamica da una modalità di esecuzione all'altra</text:p>
          </table:table-cell>
          <table:table-cell table:style-name="Table2.A2" office:value-type="string">
            <text:p text:style-name="P67">implicito</text:p>
          </table:table-cell>
          <table:table-cell table:style-name="Table2.D2" office:value-type="string">
            <text:p text:style-name="P67"/>
          </table:table-cell>
        </table:table-row>
        <table:table-row>
          <table:table-cell table:style-name="Table2.A2" office:value-type="string">
            <text:p text:style-name="P65">RFO20</text:p>
          </table:table-cell>
          <table:table-cell table:style-name="Table2.A2" office:value-type="string">
            <text:p text:style-name="P66">Permettere di specificare dei punti di blocco nell'esecuzione</text:p>
          </table:table-cell>
          <table:table-cell table:style-name="Table2.A2" office:value-type="string">
            <text:p text:style-name="P67">implicito</text:p>
          </table:table-cell>
          <table:table-cell table:style-name="Table2.D2" office:value-type="string">
            <text:p text:style-name="P67"/>
          </table:table-cell>
        </table:table-row>
        <table:table-row>
          <table:table-cell table:style-name="Table2.A2" office:value-type="string">
            <text:p text:style-name="P65">RFO21</text:p>
          </table:table-cell>
          <table:table-cell table:style-name="Table2.A2" office:value-type="string">
            <text:p text:style-name="P65">Mettere a disposizione un aiuto contestuale, attivabile in qualsiasi circostanza, <text:span text:style-name="T22">che vuole essere un valido strumento sia per chiarire le funzionalità del prodotto che per l'interpretazione dei concetti e delle statistiche</text:span></text:p>
          </table:table-cell>
          <table:table-cell table:style-name="Table2.A2" office:value-type="string">
            <text:p text:style-name="P67">esplicito</text:p>
          </table:table-cell>
          <table:table-cell table:style-name="Table2.D2" office:value-type="string">
            <text:p text:style-name="P67">F1</text:p>
          </table:table-cell>
        </table:table-row>
      </table:table>
      <text:p text:style-name="P68"/>
      <text:p text:style-name="P68">3.3.2. Desiderabili</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4">ID</text:p>
          </table:table-cell>
          <table:table-cell table:style-name="Table3.A1" office:value-type="string">
            <text:p text:style-name="P64">Descrizione sintetica</text:p>
          </table:table-cell>
          <table:table-cell table:style-name="Table3.A1" office:value-type="string">
            <text:p text:style-name="P64">Grado</text:p>
          </table:table-cell>
          <table:table-cell table:style-name="Table3.D1" office:value-type="string">
            <text:p text:style-name="P64">Fonte</text:p>
          </table:table-cell>
        </table:table-row>
        <table:table-row>
          <table:table-cell table:style-name="Table3.A2" office:value-type="string">
            <text:p text:style-name="P65">RFD01</text:p>
          </table:table-cell>
          <table:table-cell table:style-name="Table3.A2" office:value-type="string">
            <text:p text:style-name="P65">Permettere la gestione della memoria tramite segmentazione paginata</text:p>
          </table:table-cell>
          <table:table-cell table:style-name="Table3.A2" office:value-type="string">
            <text:p text:style-name="P65">esplicito</text:p>
          </table:table-cell>
          <table:table-cell table:style-name="Table3.D2" office:value-type="string">
            <text:p text:style-name="P65">F1</text:p>
          </table:table-cell>
        </table:table-row>
        <text:soft-page-break/>
        <table:table-row>
          <table:table-cell table:style-name="Table3.A2" office:value-type="string">
            <text:p text:style-name="P65">RFD02</text:p>
          </table:table-cell>
          <table:table-cell table:style-name="Table3.A2" office:value-type="string">
            <text:p text:style-name="P65">Permettere di disabilitare dei parametri di configurazione (inerentemente alla procedura descritta in RFO15) al fine di velocizzare la procedura di configurazione, in questo caso verranno forniti dei parametri di default congruenti con quelli scelti dall'utente</text:p>
          </table:table-cell>
          <table:table-cell table:style-name="Table3.A2" office:value-type="string">
            <text:p text:style-name="P65">esplicito</text:p>
          </table:table-cell>
          <table:table-cell table:style-name="Table3.D2" office:value-type="string">
            <text:p text:style-name="P65">F1</text:p>
          </table:table-cell>
        </table:table-row>
        <table:table-row>
          <table:table-cell table:style-name="Table3.A2" office:value-type="string">
            <text:p text:style-name="P65">RFD03</text:p>
          </table:table-cell>
          <table:table-cell table:style-name="Table3.A2" office:value-type="string">
            <text:p text:style-name="P65">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65">esplicito</text:p>
          </table:table-cell>
          <table:table-cell table:style-name="Table3.D2" office:value-type="string">
            <text:p text:style-name="P65">F4</text:p>
          </table:table-cell>
        </table:table-row>
        <table:table-row>
          <table:table-cell table:style-name="Table3.A2" office:value-type="string">
            <text:p text:style-name="P65">RFD04</text:p>
          </table:table-cell>
          <table:table-cell table:style-name="Table3.A2" office:value-type="string">
            <text:p text:style-name="P65"/>
          </table:table-cell>
          <table:table-cell table:style-name="Table3.A2" office:value-type="string">
            <text:p text:style-name="P65"/>
          </table:table-cell>
          <table:table-cell table:style-name="Table3.D2" office:value-type="string">
            <text:p text:style-name="P65"/>
          </table:table-cell>
        </table:table-row>
      </table:table>
      <text:p text:style-name="P68"/>
      <text:p text:style-name="P68">3.3.3. Opzionali</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4">ID</text:p>
          </table:table-cell>
          <table:table-cell table:style-name="Table4.A1" office:value-type="string">
            <text:p text:style-name="P64">Descrizione sintetica</text:p>
          </table:table-cell>
          <table:table-cell table:style-name="Table4.A1" office:value-type="string">
            <text:p text:style-name="P64">Grado</text:p>
          </table:table-cell>
          <table:table-cell table:style-name="Table4.D1" office:value-type="string">
            <text:p text:style-name="P64">Fonte</text:p>
          </table:table-cell>
        </table:table-row>
        <table:table-row>
          <table:table-cell table:style-name="Table4.A2" office:value-type="string">
            <text:p text:style-name="P65">RFP01</text:p>
          </table:table-cell>
          <table:table-cell table:style-name="Table4.A2" office:value-type="string">
            <text:p text:style-name="P65">Permettere di specificare la politica di schedulazione dei processi, tra quelle elencate nella tabella 7</text:p>
          </table:table-cell>
          <table:table-cell table:style-name="Table4.A2" office:value-type="string">
            <text:p text:style-name="P65">esplicito</text:p>
          </table:table-cell>
          <table:table-cell table:style-name="Table4.D2" office:value-type="string">
            <text:p text:style-name="P65">F2</text:p>
          </table:table-cell>
        </table:table-row>
        <table:table-row>
          <table:table-cell table:style-name="Table4.A2" office:value-type="string">
            <text:p text:style-name="P65">RFP02</text:p>
          </table:table-cell>
          <table:table-cell table:style-name="Table4.A2" office:value-type="string">
            <text:p text:style-name="P65">Permettere di caricare configurazioni dei processi <text:span text:style-name="T23">direttamente dal “sistema SGPEMv2” (attraverso i suoi file</text:span><text:span text:style-name="T24"> </text:span><text:span text:style-name="T25">di salvataggio) in modo che sia possibile completare la configurazione della simulazione aggiungendo per ognuno dei processi caricati le informazioni specifiche mancanti</text:span></text:p>
          </table:table-cell>
          <table:table-cell table:style-name="Table4.A2" office:value-type="string">
            <text:p text:style-name="P65">esplicito</text:p>
          </table:table-cell>
          <table:table-cell table:style-name="Table4.D2" office:value-type="string">
            <text:p text:style-name="P65">F1</text:p>
          </table:table-cell>
        </table:table-row>
        <table:table-row>
          <table:table-cell table:style-name="Table4.A2" office:value-type="string">
            <text:p text:style-name="P65">RFP03</text:p>
          </table:table-cell>
          <table:table-cell table:style-name="Table4.A2" office:value-type="string">
            <text:p text:style-name="P65">Permettere di aggiornare il parco politiche direttamente all'utente finale</text:p>
          </table:table-cell>
          <table:table-cell table:style-name="Table4.A2" office:value-type="string">
            <text:p text:style-name="P65">esplicito</text:p>
          </table:table-cell>
          <table:table-cell table:style-name="Table4.D2" office:value-type="string">
            <text:p text:style-name="P65">F1</text:p>
          </table:table-cell>
        </table:table-row>
        <table:table-row>
          <table:table-cell table:style-name="Table4.A2" office:value-type="string">
            <text:p text:style-name="P65">RFP04</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77"/>
      <text:p text:style-name="P58">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row>
          <table:table-cell table:style-name="Tabella5.A2" office:value-type="string">
            <text:p text:style-name="P13"/>
          </table:table-cell>
          <table:table-cell table:style-name="Tabella5.B2" office:value-type="string">
            <text:p text:style-name="P13"/>
          </table:table-cell>
        </table:table-row>
      </table:table>
      <text:p text:style-name="P58"/>
      <text:p text:style-name="P58">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ext:soft-page-break/>
        <table:table-row>
          <table:table-cell table:style-name="Tabella6.A2" office:value-type="string">
            <text:p text:style-name="P13">Second-Chance (SC)</text:p>
          </table:table-cell>
          <table:table-cell table:style-name="Tabella6.B2" office:value-type="string">
            <text:p text:style-name="P13"/>
          </table:table-cell>
        </table:table-row>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58">Working Set (WS)</text:p>
          </table:table-cell>
          <table:table-cell table:style-name="Tabella6.B2" office:value-type="string">
            <text:p text:style-name="P13">Tempo per i riferimenti da considerare</text:p>
          </table:table-cell>
        </table:table-row>
        <table:table-row>
          <table:table-cell table:style-name="Tabella6.A2" office:value-type="string">
            <text:p text:style-name="P58">Working Set Clock (WSC)</text:p>
          </table:table-cell>
          <table:table-cell table:style-name="Tabella6.B2" office:value-type="string">
            <text:p text:style-name="P13">Tempo per i riferimenti da considerare</text:p>
          </table:table-cell>
        </table:table-row>
      </table:table>
      <text:p text:style-name="P58"/>
      <text:p text:style-name="P58"/>
      <text:p text:style-name="P58"/>
      <text:p text:style-name="P58">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able:table-row>
          <table:table-cell table:style-name="Tabella7.A2" office:value-type="string">
            <text:p text:style-name="P13">Quick-Fit</text:p>
          </table:table-cell>
        </table:table-row>
      </table:table>
      <text:p text:style-name="P58"/>
      <text:p text:style-name="P58"/>
      <text:p text:style-name="P58">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58"/>
      <text:p text:style-name="P58">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ext:soft-page-break/>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 la simulazione di una singola unità di tempo</text:p>
          </table:table-cell>
        </table:table-row>
        <table:table-row>
          <table:table-cell table:style-name="Tabella9.A2" office:value-type="string">
            <text:p text:style-name="P13">Avanzamento manuale personalizzato</text:p>
          </table:table-cell>
          <table:table-cell table:style-name="Tabella9.B2" office:value-type="string">
            <text:p text:style-name="P13">L'utente (ad esempio in seguito alla pressione di un tasto) fa avanzare la simulazione di un numero scelto di unità di tempo</text:p>
          </table:table-cell>
        </table:table-row>
      </table:table>
      <text:p text:style-name="P58"/>
      <text:p text:style-name="P58">Tabella 7</text:p>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6"/>
      <text:p text:style-name="P116"/>
      <text:p text:style-name="P118"><text:soft-page-break/>4. <text:span text:style-name="T27">Diagrammi dei casi d'uso</text:span></text:p>
      <text:list text:style-name="L9">
        <text:list-header>
          <text:p text:style-name="P80"/>
          <text:list>
            <text:list-item>
              <text:p text:style-name="P94">Visuale top-level</text:p>
            </text:list-item>
          </text:list>
          <text:p text:style-name="P117">Visione delle funzionalità del programma SiGeM con il più alto livello di astrazione.</text:p>
          <text:p text:style-name="P80">Nei paragrafi successivi verranno descritti in maniera narrativa i vari casi d'uso e per i più significativi si utilizzeranno altri diagrammi use-case.</text:p>
        </text:list-header>
      </text:list>
      <text:p text:style-name="P32"><draw:frame draw:style-name="fr2" draw:name="immagini2" text:anchor-type="paragraph" svg:x="1.358cm" svg:y="0.175cm" svg:width="12.811cm" svg:height="6.657cm" draw:z-index="21"><draw:image xlink:href="Pictures/2000000700004A0100002674480888AB.svm" xlink:type="simple" xlink:show="embed" xlink:actuate="onLoad"/></draw:frame></text:p>
      <text:p text:style-name="P32"/>
      <text:list text:style-name="L10">
        <text:list-item>
          <text:list>
            <text:list-item>
              <text:list>
                <text:list-item>
                  <text:p text:style-name="P101">UC1</text:p>
                </text:list-item>
              </text:list>
            </text:list-item>
          </text:list>
        </text:list-item>
      </text:list>
      <text:p text:style-name="P34"/>
      <text:p text:style-name="P32"><text:span text:style-name="T27">Use-case</text:span>: <text:span text:style-name="T28">Configurare una simulazione</text:span></text:p>
      <text:p text:style-name="P32"><text:span text:style-name="T27">Attori</text:span> coinvolti: utente;</text:p>
      <text:p text:style-name="P32">Scopo e descrizione sintetica: l'utente prepara la configurazione dell'ambiente;</text:p>
      <text:p text:style-name="P32">Precondizioni: programma avviato senza nessuna simulazione attiva;</text:p>
      <text:p text:style-name="P32">Descrizione funzionalità: l'utente configura l'ambiente per la simulazione. Si rimanda al paragrafo xxxxxxxxxxxxxxxxxx per il caso d'uso approfondito;</text:p>
      <text:p text:style-name="P32">Post-condizioni: l'<text:span text:style-name="T27">ambiente</text:span> è stato configurato e si può procedere con la simulazione.</text:p>
      <text:p text:style-name="P32"/>
      <text:p text:style-name="P32"/>
      <text:p text:style-name="P32"/>
      <text:list text:style-name="L11">
        <text:list-item>
          <text:list>
            <text:list-item>
              <text:list>
                <text:list-item>
                  <text:p text:style-name="P95"><text:s/>UC2</text:p>
                </text:list-item>
              </text:list>
            </text:list-item>
          </text:list>
        </text:list-item>
      </text:list>
      <text:p text:style-name="P32"/>
      <text:p text:style-name="P32"><text:span text:style-name="T27">Use-case</text:span>: <text:span text:style-name="T28">Eseguire una simulazione</text:span></text:p>
      <text:p text:style-name="P32"><text:span text:style-name="T27">Attori</text:span> coinvolti: utente;</text:p>
      <text:p text:style-name="P32">Scopo e descrizione sintetica: il sistema esegue una simulazione della gestione della <text:soft-page-break/>memoria;</text:p>
      <text:p text:style-name="P32">Precondizioni: programma avviato<text:span text:style-name="T27"> </text:span><text:span text:style-name="T28">e</text:span><text:span text:style-name="T27"> ambiente di simulazione</text:span> già configurato;</text:p>
      <text:p text:style-name="P32">Descrizione funzionalità: l'utente la partire una simulazione dopo aver configurato <text:span text:style-name="T29">l'</text:span><text:span text:style-name="T30">ambiente di simulazione</text:span>. Si rimanda al paragrafo xxxxxxxxxxxxxxxxxx per il caso d'uso approfondito;</text:p>
      <text:p text:style-name="P32">Post-condizioni: la simulazione è terminata.</text:p>
      <text:p text:style-name="P32"/>
      <text:p text:style-name="P32"/>
      <text:p text:style-name="P32"/>
      <text:list text:style-name="L12">
        <text:list-item>
          <text:list>
            <text:list-item>
              <text:list>
                <text:list-item>
                  <text:p text:style-name="P96"><text:s/>UC3</text:p>
                </text:list-item>
              </text:list>
            </text:list-item>
          </text:list>
          <text:p text:style-name="P82"/>
        </text:list-item>
      </text:list>
      <text:p text:style-name="P32"><text:span text:style-name="T27">Use-case</text:span>: <text:span text:style-name="T28">Visualizzare la guida</text:span></text:p>
      <text:p text:style-name="P32"><text:span text:style-name="T27">Attori</text:span> coinvolti: utente;</text:p>
      <text:p text:style-name="P32">Scopo e descrizione sintetica: l'utente visualizza la guida in linea;</text:p>
      <text:p text:style-name="P32">Precondizioni: programma avviato;</text:p>
      <text:p text:style-name="P32">Descrizione funzionalità: viene mostrata all'utente una finestra contenente informazioni sull'utilizzo del programma e su nozioni teoriche relative al significato delle statistiche e delle impostazioni del programma.</text:p>
      <text:p text:style-name="P32">Post-condizioni: sono state visualizzate informazioni di aiuto.</text:p>
      <text:p text:style-name="P32"/>
      <text:p text:style-name="P32"/>
      <text:p text:style-name="P32"/>
      <text:list text:style-name="L13">
        <text:list-item>
          <text:list>
            <text:list-item>
              <text:list>
                <text:list-item>
                  <text:p text:style-name="P97"><text:s/>UC4</text:p>
                </text:list-item>
              </text:list>
            </text:list-item>
          </text:list>
        </text:list-item>
      </text:list>
      <text:p text:style-name="P32"/>
      <text:p text:style-name="P32"><text:span text:style-name="T27">Use-case</text:span>: <text:span text:style-name="T28">Terminare il programma SiGeM</text:span></text:p>
      <text:p text:style-name="P32"><text:span text:style-name="T27">Attori</text:span> coinvolti: utente;</text:p>
      <text:p text:style-name="P32">Scopo e descrizione sintetica: l'utente termina il programma;</text:p>
      <text:p text:style-name="P32">Precondizioni: programma avviato;</text:p>
      <text:p text:style-name="P32">Descrizione funzionalità: viene chiesto all'utente di confermare la terminazione del programma.</text:p>
      <text:p text:style-name="P32">In caso positivo il programma viene terminato.</text:p>
      <text:p text:style-name="P32">Flusso di eventi alternativo: in caso di annullamento da parte dell'utente il programma rimane nello stato precedente.</text:p>
      <text:p text:style-name="P32">Post-condizioni: se l'utente conferma la terminazione il programma è stato terminato. Altrimenti lo stato del programma rimane inalterato.</text:p>
      <text:p text:style-name="P32"/>
      <text:p text:style-name="P32"/>
      <text:p text:style-name="P32"/>
      <text:list text:style-name="L14">
        <text:list-item>
          <text:list>
            <text:list-item>
              <text:p text:style-name="P98"><text:span text:style-name="T28">Visuale UC1 </text:span><text:span text:style-name="T17">Configurare una simulazione</text:span></text:p>
            </text:list-item>
          </text:list>
        </text:list-item>
      </text:list>
      <text:p text:style-name="P34"><draw:frame draw:style-name="fr3" draw:name="immagini3" text:anchor-type="paragraph" svg:width="16.999cm" svg:height="8.019cm" draw:z-index="22"><draw:image xlink:href="Pictures/20000007000051580000277C10574C4A.svm" xlink:type="simple" xlink:show="embed" xlink:actuate="onLoad"/></draw:frame></text:p>
      <text:p text:style-name="P34"><text:soft-page-break/></text:p>
      <text:list text:style-name="L15">
        <text:list-item>
          <text:list>
            <text:list-item>
              <text:list>
                <text:list-item>
                  <text:p text:style-name="P102"><text:span text:style-name="T27"><text:s/></text:span><text:span text:style-name="T28">UC1.1</text:span></text:p>
                </text:list-item>
              </text:list>
            </text:list-item>
          </text:list>
        </text:list-item>
      </text:list>
      <text:p text:style-name="P32"/>
      <text:p text:style-name="P32"><text:span text:style-name="T27">Use-case</text:span>: <text:span text:style-name="T28">caricare una configurazione esistente</text:span>;</text:p>
      <text:p text:style-name="P32"><text:span text:style-name="T27">Attori</text:span> coinvolti: utente;</text:p>
      <text:p text:style-name="P32">Scopo e descrizione sintetica: <text:span text:style-name="T28">l'utente decide di caricare una configurazione esistente</text:span>;</text:p>
      <text:p text:style-name="P32">Precondizioni: programma avviato e nessuna simulazione attiva;</text:p>
      <text:p text:style-name="P32">Descrizione funzionalità: </text:p>
      <text:p text:style-name="P32">-viene mostrato all'utente una finestra di dialogo che permette la navigazione del file system</text:p>
      <text:p text:style-name="P32">-l'utente seleziona il file di configurazione SiGeM da caricare</text:p>
      <text:p text:style-name="P32">-se il file selezionato contiene una configurazione SiGeM valida, vengono impostati i relativi parametri dell'<text:span text:style-name="T27">ambiente di simulazione</text:span>.</text:p>
      <text:p text:style-name="P32">Flusso di eventi alternativo:</text:p>
      <text:p text:style-name="P32">-se il file selezionato non contiene una configurazione valida viene visualizzato un messaggio d'errore.</text:p>
      <text:p text:style-name="P32">-se il file contiene una configurazione SGPEM v2 vengono impostati solo i parametri relativi alla gestione dei processi e si attiva il caso d'uso 1.4 per l'inserimento dei dati mancanti.</text:p>
      <text:p text:style-name="P32">Post-condizioni: se il file selezionato è valido, una simulazione è configurata, altrimenti l'utente viene informato dei dati mancanti e ha la possibilità di aggiungerli. </text:p>
      <text:p text:style-name="P32"/>
      <text:p text:style-name="P32"/>
      <text:p text:style-name="P34"><text:soft-page-break/></text:p>
      <text:list text:style-name="L15" text:continue-numbering="true">
        <text:list-item>
          <text:list text:continue-numbering="true">
            <text:list-item>
              <text:list text:continue-numbering="true">
                <text:list-item>
                  <text:p text:style-name="P102"><text:span text:style-name="T27"><text:s/></text:span><text:span text:style-name="T28">UC1.2</text:span></text:p>
                </text:list-item>
              </text:list>
            </text:list-item>
          </text:list>
        </text:list-item>
      </text:list>
      <text:p text:style-name="P32"/>
      <text:p text:style-name="P32"><text:span text:style-name="T27">Use-case</text:span>: <text:span text:style-name="T28">creare una nuova configurazione</text:span>;</text:p>
      <text:p text:style-name="P32"><text:span text:style-name="T27">Attori</text:span> coinvolti: utente;</text:p>
      <text:p text:style-name="P32">Scopo e descrizione sintetica: <text:span text:style-name="T28">l'utente crea una nuova configurazione</text:span>;</text:p>
      <text:p text:style-name="P32">Precondizioni: programma avviato e nessuna simulazione attiva;</text:p>
      <text:p text:style-name="P32">Descrizione funzionalità: viene attivato il caso d'uso 1.4;</text:p>
      <text:p text:style-name="P32">Post-condizioni: l'utente ha la possibilità di impostare i parametri di configurazione per la simulazione. </text:p>
      <text:p text:style-name="P32"/>
      <text:p text:style-name="P32"/>
      <text:p text:style-name="P34"/>
      <text:list text:style-name="L15" text:continue-numbering="true">
        <text:list-item>
          <text:list text:continue-numbering="true">
            <text:list-item>
              <text:list text:continue-numbering="true">
                <text:list-item>
                  <text:p text:style-name="P102"><text:span text:style-name="T27"><text:s/></text:span><text:span text:style-name="T28">UC1.3</text:span></text:p>
                </text:list-item>
              </text:list>
            </text:list-item>
          </text:list>
        </text:list-item>
      </text:list>
      <text:p text:style-name="P32"/>
      <text:p text:style-name="P32"><text:span text:style-name="T27">Use-case</text:span>: modificare la<text:span text:style-name="T28"> configurazione attuale</text:span>;</text:p>
      <text:p text:style-name="P32"><text:span text:style-name="T27">Attori</text:span> coinvolti: utente;</text:p>
      <text:p text:style-name="P32">Scopo e descrizione sintetica: <text:span text:style-name="T28">l'utente modifica la configurazione attuale</text:span>;</text:p>
      <text:p text:style-name="P32">Precondizioni: programma avviato e nessuna simulazione attiva;</text:p>
      <text:p text:style-name="P32">Descrizione funzionalità: viene attivato il caso d'uso 1.4 con i parametri della configurazione attuale;</text:p>
      <text:p text:style-name="P32">Post-condizioni: l'utente ha la possibilità di modificare i parametri della configurazione attuale. </text:p>
      <text:p text:style-name="P32"/>
      <text:p text:style-name="P32"/>
      <text:p text:style-name="P34"/>
      <text:list text:style-name="L15" text:continue-numbering="true">
        <text:list-item>
          <text:list text:continue-numbering="true">
            <text:list-item>
              <text:list text:continue-numbering="true">
                <text:list-item>
                  <text:p text:style-name="P102"><text:span text:style-name="T27"><text:s/></text:span><text:span text:style-name="T28">UC1.4</text:span></text:p>
                </text:list-item>
              </text:list>
            </text:list-item>
          </text:list>
        </text:list-item>
      </text:list>
      <text:p text:style-name="P32"/>
      <text:p text:style-name="P32"><text:span text:style-name="T27">Use-case</text:span>: <text:span text:style-name="T28">inserire i dati</text:span>;</text:p>
      <text:p text:style-name="P32"><text:span text:style-name="T27">Attori</text:span> coinvolti: utente;</text:p>
      <text:p text:style-name="P32">Scopo e descrizione sintetica: <text:span text:style-name="T28">l'utente inserisce i parametri della configurazione</text:span>;</text:p>
      <text:p text:style-name="P32">Precondizioni: programma avviato e nessuna simulazione attiva;</text:p>
      <text:p text:style-name="P32">Descrizione funzionalità: xxxxxxxxxxxxxxxxxxxxxxxxxxxxxxxxxxxxxxxx</text:p>
      <text:p text:style-name="P32">Post-condizioni: la configurazione è stata impostata. </text:p>
      <text:p text:style-name="P32"/>
      <text:p text:style-name="P32"/>
      <text:p text:style-name="P34"/>
      <text:list text:style-name="L15" text:continue-numbering="true">
        <text:list-item>
          <text:list text:continue-numbering="true">
            <text:list-item>
              <text:list text:continue-numbering="true">
                <text:list-item>
                  <text:p text:style-name="P102"><text:span text:style-name="T27"><text:s/></text:span><text:span text:style-name="T28">UC1.5</text:span></text:p>
                </text:list-item>
              </text:list>
            </text:list-item>
          </text:list>
        </text:list-item>
      </text:list>
      <text:p text:style-name="P32"/>
      <text:p text:style-name="P32"><text:span text:style-name="T27">Use-case</text:span>: <text:span text:style-name="T28">salvare la configurazione</text:span>;</text:p>
      <text:p text:style-name="P32"><text:soft-page-break/><text:span text:style-name="T27">Attori</text:span> coinvolti: utente;</text:p>
      <text:p text:style-name="P32">Scopo e descrizione sintetica: <text:span text:style-name="T28">l'utente decide di salvare la configurazione su file</text:span>;</text:p>
      <text:p text:style-name="P32">Precondizioni: programma avviato, nessuna simulazione attiva ed è stata preparata una configurazione;</text:p>
      <text:p text:style-name="P32">Descrizione funzionalità: </text:p>
      <text:p text:style-name="P32">-viene mostrato all'utente una finestra di dialogo che permette la navigazione del file system, con la possibilità di creare un nuovo file o di sovrascriverne uno esistente</text:p>
      <text:p text:style-name="P32">-l'utente seleziona il file in cui salvare la configurazione</text:p>
      <text:p text:style-name="P32">-la configurazione viene salvata nel file selezionato;</text:p>
      <text:p text:style-name="P32">Post-condizioni: la configurazione è stata salvata su file. </text:p>
      <text:p text:style-name="P32"/>
      <text:p text:style-name="P32"/>
      <text:p text:style-name="P32"/>
      <text:list text:style-name="L14" text:continue-numbering="true">
        <text:list-item>
          <text:list text:continue-numbering="true">
            <text:list-item>
              <text:p text:style-name="P98"><text:span text:style-name="T28">Visuale UC1.4 </text:span><text:span text:style-name="T17">Inserire i dati</text:span></text:p>
              <text:p text:style-name="P83"/>
            </text:list-item>
          </text:list>
        </text:list-item>
      </text:list>
      <text:p text:style-name="P34"><draw:frame draw:style-name="fr4" draw:name="immagini4" text:anchor-type="paragraph" svg:width="13.287cm" svg:height="6.394cm" draw:z-index="23"><draw:image xlink:href="Pictures/2000000700003FE0000020AA87F13B05.svm" xlink:type="simple" xlink:show="embed" xlink:actuate="onLoad"/></draw:frame></text:p>
      <text:p text:style-name="P38"/>
      <text:p text:style-name="P38"/>
      <text:list text:style-name="L14" text:continue-numbering="true">
        <text:list-item>
          <text:list text:continue-numbering="true">
            <text:list-item>
              <text:list text:continue-numbering="true">
                <text:list-item>
                  <text:p text:style-name="P107"><text:span text:style-name="T27"><text:s/></text:span><text:span text:style-name="T28">UC1.4.1</text:span></text:p>
                  <text:p text:style-name="P83"/>
                </text:list-item>
              </text:list>
            </text:list-item>
          </text:list>
        </text:list-item>
      </text:list>
      <text:p text:style-name="P32"><text:span text:style-name="T27">Use-case</text:span>: <text:span text:style-name="T28">Impostare le caratteristiche del sistema</text:span>;</text:p>
      <text:p text:style-name="P32"><text:span text:style-name="T27">Attori</text:span> coinvolti: utente;</text:p>
      <text:p text:style-name="P32">Scopo e descrizione sintetica: <text:span text:style-name="T28">l'utente inserisce i dati del sistema da simulare</text:span>;</text:p>
      <text:p text:style-name="P32">Precondizioni: programma avviato e nessuna simulazione attiva;</text:p>
      <text:p text:style-name="P32">Descrizione funzionalità: viene chiesto all'utente di inserire i dati riportati in tabella xxxxxxxxxxxxxxxxxxx;</text:p>
      <text:p text:style-name="P32">Flusso di eventi alternativo: se l'utente modifica una configurazione esistente alcuni dati <text:soft-page-break/>possono essere presenti e l'utente deve inserire solo quelli mancanti, con la possibilità di modificare quelli esistenti;</text:p>
      <text:p text:style-name="P32">Post-condizioni: i dati relativi al sistema da simulare sono stati impostati. </text:p>
      <text:p text:style-name="P32"/>
      <text:p text:style-name="P32"/>
      <text:p text:style-name="P38"/>
      <text:list text:style-name="L14" text:continue-numbering="true">
        <text:list-item>
          <text:list text:continue-numbering="true">
            <text:list-item>
              <text:list text:continue-numbering="true">
                <text:list-item>
                  <text:p text:style-name="P107"><text:span text:style-name="T27"><text:s/></text:span><text:span text:style-name="T28">UC1.4.2</text:span></text:p>
                  <text:p text:style-name="P83"/>
                </text:list-item>
              </text:list>
            </text:list-item>
          </text:list>
        </text:list-item>
      </text:list>
      <text:p text:style-name="P32"><text:span text:style-name="T27">Use-case</text:span>: <text:span text:style-name="T28">Controllare i dati</text:span>;</text:p>
      <text:p text:style-name="P32"><text:span text:style-name="T27">Attori</text:span> coinvolti: SiGeM;</text:p>
      <text:p text:style-name="P32">Scopo e descrizione sintetica: <text:span text:style-name="T28">il programma controlla la correttezza dei dati inseriti dall'utente</text:span>;</text:p>
      <text:p text:style-name="P32">Precondizioni: programma avviato e nessuna simulazione attiva;</text:p>
      <text:p text:style-name="P32">Descrizione funzionalità: viene chiesto all'utente di inserire i dati riportati in tabella xxxxxxxxxxxxxxxxxxx;</text:p>
      <text:p text:style-name="P32">Flusso di eventi alternativo: se l'utente modifica una configurazione esistente alcuni dati possono essere presenti e l'utente deve inserire solo quelli mancanti, con la possibilità di modificare quelli esistenti;</text:p>
      <text:p text:style-name="P32">Post-condizioni: i dati relativi ai processi sono stati impostati. </text:p>
      <text:p text:style-name="P32"/>
      <text:p text:style-name="P38"/>
      <text:p text:style-name="P38"/>
      <text:list text:style-name="L14" text:continue-numbering="true">
        <text:list-item>
          <text:list text:continue-numbering="true">
            <text:list-item>
              <text:list text:continue-numbering="true">
                <text:list-item>
                  <text:p text:style-name="P107"><text:span text:style-name="T27"><text:s/></text:span><text:span text:style-name="T28">UC1.4.3</text:span></text:p>
                  <text:p text:style-name="P83"/>
                </text:list-item>
              </text:list>
            </text:list-item>
          </text:list>
        </text:list-item>
      </text:list>
      <text:p text:style-name="P32"><text:span text:style-name="T27">Use-case</text:span>: <text:span text:style-name="T28">Impostare le caratteristiche dei processi</text:span>;</text:p>
      <text:p text:style-name="P32"><text:span text:style-name="T27">Attori</text:span> coinvolti: utente;</text:p>
      <text:p text:style-name="P32">Scopo e descrizione sintetica: <text:span text:style-name="T28">l'utente inserisce i dati dei processi</text:span>;</text:p>
      <text:p text:style-name="P32">Precondizioni: programma avviato e nessuna simulazione attiva;</text:p>
      <text:p text:style-name="P32">Descrizione funzionalità: </text:p>
      <text:p text:style-name="P32">-il programma controlla la correttezza dei dati inseriti dall'utente</text:p>
      <text:p text:style-name="P32">-se tutti i dati sono corretti la preparazione della configurazione è terminata;</text:p>
      <text:p text:style-name="P32">Flusso di eventi alternativo: </text:p>
      <text:p text:style-name="P32">-se il programma rileva delle inconsistenze nei dati inseriti dall'utente vengono evidenziati i campi contenenti i dati errati in modo da permettere il reinserimento da parte dell'utente;</text:p>
      <text:p text:style-name="P32">Post-condizioni: l'inserimento dei dati è terminato. </text:p>
      <text:p text:style-name="P32"/>
      <text:p text:style-name="P32"/>
      <text:p text:style-name="P32"/>
      <text:list text:style-name="L14" text:continue-numbering="true">
        <text:list-item>
          <text:list text:continue-numbering="true">
            <text:list-item>
              <text:p text:style-name="P98"><text:span text:style-name="T28">Visuale UC</text:span><text:span text:style-name="T17">2 Eseguire una simulazione</text:span></text:p>
              <text:p text:style-name="P83"/>
            </text:list-item>
          </text:list>
        </text:list-item>
      </text:list>
      <text:p text:style-name="P34"><draw:frame draw:style-name="fr4" draw:name="immagini5" text:anchor-type="paragraph" svg:width="11.848cm" svg:height="7.655cm" draw:z-index="24"><draw:image xlink:href="Pictures/200000070000454000002CC1EC6B728D.svm" xlink:type="simple" xlink:show="embed" xlink:actuate="onLoad"/></draw:frame><text:soft-page-break/></text:p>
      <text:p text:style-name="P38"/>
      <text:p text:style-name="P38"/>
      <text:list text:style-name="L14" text:continue-numbering="true">
        <text:list-item>
          <text:list text:continue-numbering="true">
            <text:list-item>
              <text:list text:continue-numbering="true">
                <text:list-item>
                  <text:p text:style-name="P107"><text:span text:style-name="T27"><text:s/></text:span><text:span text:style-name="T28">UC2.1</text:span></text:p>
                  <text:p text:style-name="P83"/>
                </text:list-item>
              </text:list>
            </text:list-item>
          </text:list>
        </text:list-item>
      </text:list>
      <text:p text:style-name="P32"><text:span text:style-name="T27">Use-case</text:span>: <text:span text:style-name="T28">Avviare la simulazione</text:span>;</text:p>
      <text:p text:style-name="P32"><text:span text:style-name="T27">Attori</text:span> coinvolti: utente;</text:p>
      <text:p text:style-name="P32">Scopo e descrizione sintetica: <text:span text:style-name="T28">l'utente decide se avviare la simulazione in modalità automatica o manuale</text:span>;</text:p>
      <text:p text:style-name="P32">Precondizioni: programma avviato e configurazione pronta;</text:p>
      <text:p text:style-name="P32">Descrizione funzionalità: </text:p>
      <text:p text:style-name="P32">-viene chiesto all'utente se <text:span text:style-name="T28">avviare la simulazione in modalità automatica o manuale. </text:span></text:p>
      <text:p text:style-name="P34">-nel primo caso viene attivato il caso d'uso 2.1.1</text:p>
      <text:p text:style-name="P34">Flusso di eventi alternativo:</text:p>
      <text:p text:style-name="P34">-nel caso l'utente abbia scelto di avviare la simulazione in modalità manuale viene attivato il caso d'uso 2.1.2</text:p>
      <text:p text:style-name="P32">Post-condizioni: la simulazione viene avviata nella modalità scelta. </text:p>
      <text:p text:style-name="P32"/>
      <text:p text:style-name="P32"/>
      <text:p text:style-name="P38"/>
      <text:list text:style-name="L14" text:continue-numbering="true">
        <text:list-item>
          <text:list text:continue-numbering="true">
            <text:list-item>
              <text:list text:continue-numbering="true">
                <text:list-item>
                  <text:list text:continue-numbering="true">
                    <text:list-item>
                      <text:p text:style-name="P107"><text:span text:style-name="T27"><text:s/></text:span><text:span text:style-name="T28">UC2.1.1</text:span></text:p>
                    </text:list-item>
                  </text:list>
                  <text:p text:style-name="P83"/>
                </text:list-item>
              </text:list>
            </text:list-item>
          </text:list>
        </text:list-item>
      </text:list>
      <text:p text:style-name="P32"><text:span text:style-name="T27">Use-case</text:span>: <text:span text:style-name="T28">Avviare la simulazione in modalità automatica</text:span>;</text:p>
      <text:p text:style-name="P32"><text:span text:style-name="T27">Attori</text:span> coinvolti: utente;</text:p>
      <text:p text:style-name="P32"><text:soft-page-break/>Scopo e descrizione sintetica: la simulazione viene mostrata per intero senza intervento dell'utente;</text:p>
      <text:p text:style-name="P32">Precondizioni: programma avviato, configurazione pronta e simulazione attivata in modalità automatica;</text:p>
      <text:p text:style-name="P32">Descrizione funzionalità: il programma mostra l'evolvere della simulazione nel tempo con delle pause fra ogni istante significativo della simulazione, fino a giungere alla sua fine;</text:p>
      <text:p text:style-name="P32">Post-condizioni: la simulazione è stata visualizzata.</text:p>
      <text:p text:style-name="P32"/>
      <text:p text:style-name="P32"/>
      <text:p text:style-name="P38"/>
      <text:list text:style-name="L14" text:continue-numbering="true">
        <text:list-item>
          <text:list text:continue-numbering="true">
            <text:list-item>
              <text:list text:continue-numbering="true">
                <text:list-item>
                  <text:list text:continue-numbering="true">
                    <text:list-item>
                      <text:p text:style-name="P107"><text:span text:style-name="T27"><text:s/></text:span><text:span text:style-name="T28">UC2.1.1</text:span></text:p>
                    </text:list-item>
                  </text:list>
                  <text:p text:style-name="P83"/>
                </text:list-item>
              </text:list>
            </text:list-item>
          </text:list>
        </text:list-item>
      </text:list>
      <text:p text:style-name="P32"><text:span text:style-name="T27">Use-case</text:span>: <text:span text:style-name="T28">Avviare la simulazione in modalità manuale</text:span>;</text:p>
      <text:p text:style-name="P32"><text:span text:style-name="T27">Attori</text:span> coinvolti: utente;</text:p>
      <text:p text:style-name="P32">Scopo e descrizione sintetica: la simulazione avanza solo tramite l'intervento dell'utente;</text:p>
      <text:p text:style-name="P32">Precondizioni: programma avviato, configurazione pronta e simulazione attivata in modalità manuale;</text:p>
      <text:p text:style-name="P32">Descrizione funzionalità: l'utente fa avanzare manualmente l'evolvere della simulazione di un'unità di tempo alla volta, fino alla fine;</text:p>
      <text:p text:style-name="P32">Post-condizioni: la simulazione è stata visualizzata.</text:p>
      <text:p text:style-name="P32"/>
      <text:p text:style-name="P32"/>
      <text:p text:style-name="P38"/>
      <text:list text:style-name="L14" text:continue-numbering="true">
        <text:list-item>
          <text:list text:continue-numbering="true">
            <text:list-item>
              <text:list text:continue-numbering="true">
                <text:list-item>
                  <text:p text:style-name="P107"><text:span text:style-name="T27"><text:s/></text:span><text:span text:style-name="T28">UC2.2</text:span></text:p>
                  <text:p text:style-name="P83"/>
                </text:list-item>
              </text:list>
            </text:list-item>
          </text:list>
        </text:list-item>
      </text:list>
      <text:p text:style-name="P32"><text:span text:style-name="T27">Use-case</text:span>: <text:span text:style-name="T28">Sospendere/Riavviare la simulazione</text:span>;</text:p>
      <text:p text:style-name="P32"><text:span text:style-name="T27">Attori</text:span> coinvolti: utente;</text:p>
      <text:p text:style-name="P32">Scopo e descrizione sintetica: l'utente mette in pausa o fa riprendere la simulazione;</text:p>
      <text:p text:style-name="P32">Precondizioni: programma avviato, configurazione pronta e simulazione attivata in modalità automatica;</text:p>
      <text:p text:style-name="P32">Descrizione funzionalità: </text:p>
      <text:p text:style-name="P32">-se la simulazione è attiva, viene messa in pausa;</text:p>
      <text:p text:style-name="P32">Flusso di eventi alternativo:</text:p>
      <text:p text:style-name="P32">-se la simulazione si trova in pausa, viene ripresa la sua esecuzione dal punto corrente;</text:p>
      <text:p text:style-name="P32">Post-condizioni: la simulazione è stata messa in pausa o riavviata se era stata messa in pausa in precedenza.</text:p>
      <text:p text:style-name="P32"/>
      <text:p text:style-name="P32"/>
      <text:p text:style-name="P38"/>
      <text:list text:style-name="L14" text:continue-numbering="true">
        <text:list-item>
          <text:list text:continue-numbering="true">
            <text:list-item>
              <text:list text:continue-numbering="true">
                <text:list-item>
                  <text:p text:style-name="P107"><text:span text:style-name="T27"><text:s/></text:span><text:span text:style-name="T28">UC2.3</text:span></text:p>
                  <text:p text:style-name="P83"><text:soft-page-break/></text:p>
                </text:list-item>
              </text:list>
            </text:list-item>
          </text:list>
        </text:list-item>
      </text:list>
      <text:p text:style-name="P32"><text:span text:style-name="T27">Use-case</text:span>: <text:span text:style-name="T28">Cambiare la modalità di esecuzione</text:span>;</text:p>
      <text:p text:style-name="P32"><text:span text:style-name="T27">Attori</text:span> coinvolti: utente;</text:p>
      <text:p text:style-name="P32">Scopo e descrizione sintetica: l'utente decide di cambiare la modalità di esecuzione della simulazione;</text:p>
      <text:p text:style-name="P32">Precondizioni: programma avviato, configurazione pronta e simulazione attivata;</text:p>
      <text:p text:style-name="P32">Descrizione funzionalità: </text:p>
      <text:p text:style-name="P32">-se la simulazione è attiva in modalità automatica, prosegue l'avanzamento in modalità manuale;</text:p>
      <text:p text:style-name="P32">Flusso di eventi alternativo:</text:p>
      <text:p text:style-name="P32">-se la simulazione è attiva in modalità manuale, prosegue l'avanzamento in modalità automatica;</text:p>
      <text:p text:style-name="P32">Post-condizioni: la simulazione procede con la modalità opposta alla precedente.</text:p>
      <text:p text:style-name="P32"/>
      <text:p text:style-name="P32"/>
      <text:p text:style-name="P38"/>
      <text:list text:style-name="L14" text:continue-numbering="true">
        <text:list-item>
          <text:list text:continue-numbering="true">
            <text:list-item>
              <text:list text:continue-numbering="true">
                <text:list-item>
                  <text:p text:style-name="P107"><text:span text:style-name="T27"><text:s/></text:span><text:span text:style-name="T28">UC2.4</text:span></text:p>
                  <text:p text:style-name="P83"/>
                </text:list-item>
              </text:list>
            </text:list-item>
          </text:list>
        </text:list-item>
      </text:list>
      <text:p text:style-name="P32"><text:span text:style-name="T27">Use-case</text:span>: <text:span text:style-name="T28">Terminare la simulazione</text:span>;</text:p>
      <text:p text:style-name="P32"><text:span text:style-name="T27">Attori</text:span> coinvolti: utente;</text:p>
      <text:p text:style-name="P32">Scopo e descrizione sintetica: l'utente decide di terminare la simulazione;</text:p>
      <text:p text:style-name="P32">Precondizioni: programma avviato, configurazione pronta e simulazione attivata;</text:p>
      <text:p text:style-name="P32">Descrizione funzionalità: la simulazione viene terminata e i dati relativi cancellati;</text:p>
      <text:p text:style-name="P63">Post-condizioni: la simulazione è termin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list-style-name="Outline" style:master-page-name="" style:default-outline-level="1">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list-style-name="Outline" style:default-outline-level="2">
      <style:paragraph-properties fo:margin-left="0.25cm" fo:margin-right="0cm" fo:text-indent="0cm" style:auto-text-indent="false"/>
      <style:text-properties style:font-name="Trebuchet MS" fo:font-size="14pt" fo:font-style="normal"/>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0"><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04/12/07</text:p>
            </table:table-cell>
            <table:table-cell table:style-name="Tabella3.B1" office:value-type="string">
              <text:p text:style-name="P8">Pagina <text:page-number text:select-page="current">21</text:page-number> di <text:page-count>21</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0T22:21:23</dc:date>
    <meta:print-date>2005-11-30T16:25:56</meta:print-date>
    <meta:editing-cycles>377</meta:editing-cycles>
    <meta:editing-duration>P1DT23H15M23S</meta:editing-duration>
    <meta:user-defined meta:name="Info 1"/>
    <meta:user-defined meta:name="Info 2"/>
    <meta:user-defined meta:name="Info 3"/>
    <meta:user-defined meta:name="Info 4"/>
    <meta:document-statistic meta:table-count="15" meta:image-count="5" meta:object-count="0" meta:page-count="21" meta:paragraph-count="489" meta:word-count="3148" meta:character-count="23635"/>
  </office:meta>
</office:document-meta>
</file>